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9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tch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ATION_LINE</text:p>
          </table:table-cell>
          <table:table-cell office:value-type="string">
            <text:p>LL_NAME</text:p>
          </table:table-cell>
        </table:table-row>
        <table:table-row table:style-name="ro1">
          <table:table-cell office:value-type="string">
            <text:p>1 AV L</text:p>
          </table:table-cell>
          <table:table-cell office:value-type="string">
            <text:p>1st Av</text:p>
          </table:table-cell>
        </table:table-row>
        <table:table-row table:style-name="ro1">
          <table:table-cell office:value-type="string">
            <text:p>103 ST 1</text:p>
          </table:table-cell>
          <table:table-cell office:value-type="string">
            <text:p>103rd St</text:p>
          </table:table-cell>
        </table:table-row>
        <table:table-row table:style-name="ro1">
          <table:table-cell office:value-type="string">
            <text:p>103 ST 6</text:p>
          </table:table-cell>
          <table:table-cell office:value-type="string">
            <text:p>103rd St</text:p>
          </table:table-cell>
        </table:table-row>
        <table:table-row table:style-name="ro1">
          <table:table-cell office:value-type="string">
            <text:p>103 ST BC</text:p>
          </table:table-cell>
          <table:table-cell office:value-type="string">
            <text:p>103rd St</text:p>
          </table:table-cell>
        </table:table-row>
        <table:table-row table:style-name="ro1">
          <table:table-cell office:value-type="string">
            <text:p>103 ST-CORONA 7</text:p>
          </table:table-cell>
          <table:table-cell office:value-type="string">
            <text:p>103rd St</text:p>
          </table:table-cell>
        </table:table-row>
        <table:table-row table:style-name="ro1">
          <table:table-cell office:value-type="string">
            <text:p>104 ST A</text:p>
          </table:table-cell>
          <table:table-cell office:value-type="string">
            <text:p>104th St-Oxford Av</text:p>
          </table:table-cell>
        </table:table-row>
        <table:table-row table:style-name="ro1">
          <table:table-cell office:value-type="string">
            <text:p>104 ST JZ</text:p>
          </table:table-cell>
          <table:table-cell office:value-type="string">
            <text:p>104th St-102nd St</text:p>
          </table:table-cell>
        </table:table-row>
        <table:table-row table:style-name="ro1">
          <table:table-cell office:value-type="string">
            <text:p>110 ST 6</text:p>
          </table:table-cell>
          <table:table-cell office:value-type="string">
            <text:p>110th St</text:p>
          </table:table-cell>
        </table:table-row>
        <table:table-row table:style-name="ro1">
          <table:table-cell office:value-type="string">
            <text:p>111 ST 7</text:p>
          </table:table-cell>
          <table:table-cell office:value-type="string">
            <text:p>111th St</text:p>
          </table:table-cell>
        </table:table-row>
        <table:table-row table:style-name="ro1">
          <table:table-cell office:value-type="string">
            <text:p>111 ST A</text:p>
          </table:table-cell>
          <table:table-cell office:value-type="string">
            <text:p>111th St-Greenwood Av</text:p>
          </table:table-cell>
        </table:table-row>
        <table:table-row table:style-name="ro1">
          <table:table-cell office:value-type="string">
            <text:p>116 ST 23</text:p>
          </table:table-cell>
          <table:table-cell office:value-type="string">
            <text:p>116th St</text:p>
          </table:table-cell>
        </table:table-row>
        <table:table-row table:style-name="ro1">
          <table:table-cell office:value-type="string">
            <text:p>116 ST 6</text:p>
          </table:table-cell>
          <table:table-cell office:value-type="string">
            <text:p>116th St</text:p>
          </table:table-cell>
        </table:table-row>
        <table:table-row table:style-name="ro1">
          <table:table-cell office:value-type="string">
            <text:p>116 ST BC</text:p>
          </table:table-cell>
          <table:table-cell office:value-type="string">
            <text:p>116th St</text:p>
          </table:table-cell>
        </table:table-row>
        <table:table-row table:style-name="ro1">
          <table:table-cell office:value-type="string">
            <text:p>116 ST-COLUMBIA 1</text:p>
          </table:table-cell>
          <table:table-cell office:value-type="string">
            <text:p>116th St-Columbia University</text:p>
          </table:table-cell>
        </table:table-row>
        <table:table-row table:style-name="ro1">
          <table:table-cell office:value-type="string">
            <text:p>121 ST JZ</text:p>
          </table:table-cell>
          <table:table-cell office:value-type="string">
            <text:p>121st St</text:p>
          </table:table-cell>
        </table:table-row>
        <table:table-row table:style-name="ro1">
          <table:table-cell office:value-type="string">
            <text:p>125 ST 1</text:p>
          </table:table-cell>
          <table:table-cell office:value-type="string">
            <text:p>125th St</text:p>
          </table:table-cell>
        </table:table-row>
        <table:table-row table:style-name="ro1">
          <table:table-cell office:value-type="string">
            <text:p>125 ST 23</text:p>
          </table:table-cell>
          <table:table-cell office:value-type="string">
            <text:p>125th St</text:p>
          </table:table-cell>
        </table:table-row>
        <table:table-row table:style-name="ro1">
          <table:table-cell office:value-type="string">
            <text:p>125 ST 456</text:p>
          </table:table-cell>
          <table:table-cell office:value-type="string">
            <text:p>125th St</text:p>
          </table:table-cell>
        </table:table-row>
        <table:table-row table:style-name="ro1">
          <table:table-cell office:value-type="string">
            <text:p>125 ST ACBD</text:p>
          </table:table-cell>
          <table:table-cell office:value-type="string">
            <text:p>125th St</text:p>
          </table:table-cell>
        </table:table-row>
        <table:table-row table:style-name="ro1">
          <table:table-cell office:value-type="string">
            <text:p>135 ST 23</text:p>
          </table:table-cell>
          <table:table-cell office:value-type="string">
            <text:p>135th St</text:p>
          </table:table-cell>
        </table:table-row>
        <table:table-row table:style-name="ro1">
          <table:table-cell office:value-type="string">
            <text:p>135 ST BC</text:p>
          </table:table-cell>
          <table:table-cell office:value-type="string">
            <text:p>135th St</text:p>
          </table:table-cell>
        </table:table-row>
        <table:table-row table:style-name="ro1">
          <table:table-cell office:value-type="string">
            <text:p>137 ST CITY COL 1</text:p>
          </table:table-cell>
          <table:table-cell office:value-type="string">
            <text:p>137th St-City College</text:p>
          </table:table-cell>
        </table:table-row>
        <table:table-row table:style-name="ro1">
          <table:table-cell office:value-type="string">
            <text:p>138/GRAND CONC 45</text:p>
          </table:table-cell>
          <table:table-cell office:value-type="string">
            <text:p>138th St</text:p>
          </table:table-cell>
        </table:table-row>
        <table:table-row table:style-name="ro1">
          <table:table-cell office:value-type="string">
            <text:p>14 ST 123FLM</text:p>
          </table:table-cell>
          <table:table-cell office:value-type="string">
            <text:p>14th St</text:p>
          </table:table-cell>
        </table:table-row>
        <table:table-row table:style-name="ro1">
          <table:table-cell office:value-type="string">
            <text:p>14 ST ACEL</text:p>
          </table:table-cell>
          <table:table-cell office:value-type="string">
            <text:p>14th St</text:p>
          </table:table-cell>
        </table:table-row>
        <table:table-row table:style-name="ro1">
          <table:table-cell office:value-type="string">
            <text:p>14 ST FLM123</text:p>
          </table:table-cell>
          <table:table-cell office:value-type="string">
            <text:p>14th St</text:p>
          </table:table-cell>
        </table:table-row>
        <table:table-row table:style-name="ro1">
          <table:table-cell office:value-type="string">
            <text:p>14 ST-UNION SQ 456LNQRW</text:p>
          </table:table-cell>
          <table:table-cell office:value-type="string">
            <text:p>14th St-Union Square</text:p>
          </table:table-cell>
        </table:table-row>
        <table:table-row table:style-name="ro1">
          <table:table-cell office:value-type="string">
            <text:p>14 ST-UNION SQ LNQR456W</text:p>
          </table:table-cell>
          <table:table-cell office:value-type="string">
            <text:p>14th St-Union Square</text:p>
          </table:table-cell>
        </table:table-row>
        <table:table-row table:style-name="ro1">
          <table:table-cell office:value-type="string">
            <text:p>145 ST 1</text:p>
          </table:table-cell>
          <table:table-cell office:value-type="string">
            <text:p>145th St</text:p>
          </table:table-cell>
        </table:table-row>
        <table:table-row table:style-name="ro1">
          <table:table-cell office:value-type="string">
            <text:p>145 ST 3</text:p>
          </table:table-cell>
          <table:table-cell office:value-type="string">
            <text:p>145th St</text:p>
          </table:table-cell>
        </table:table-row>
        <table:table-row table:style-name="ro1">
          <table:table-cell office:value-type="string">
            <text:p>145 ST ABCD</text:p>
          </table:table-cell>
          <table:table-cell office:value-type="string">
            <text:p>145th St</text:p>
          </table:table-cell>
        </table:table-row>
        <table:table-row table:style-name="ro1">
          <table:table-cell office:value-type="string">
            <text:p>149/GRAND CONC 245</text:p>
          </table:table-cell>
          <table:table-cell office:value-type="string">
            <text:p>149th St-Grand Concourse</text:p>
          </table:table-cell>
        </table:table-row>
        <table:table-row table:style-name="ro1">
          <table:table-cell office:value-type="string">
            <text:p>14TH STREET 1</text:p>
          </table:table-cell>
          <table:table-cell office:value-type="string">
            <text:p>14th St</text:p>
          </table:table-cell>
        </table:table-row>
        <table:table-row table:style-name="ro1">
          <table:table-cell office:value-type="string">
            <text:p>15 ST-PROSPECT FG</text:p>
          </table:table-cell>
          <table:table-cell office:value-type="string">
            <text:p>Prospect Park-15 St</text:p>
          </table:table-cell>
        </table:table-row>
        <table:table-row table:style-name="ro1">
          <table:table-cell office:value-type="string">
            <text:p>155 ST BD</text:p>
          </table:table-cell>
          <table:table-cell office:value-type="string">
            <text:p>155th St</text:p>
          </table:table-cell>
        </table:table-row>
        <table:table-row table:style-name="ro1">
          <table:table-cell office:value-type="string">
            <text:p>155 ST C</text:p>
          </table:table-cell>
          <table:table-cell office:value-type="string">
            <text:p>155th St</text:p>
          </table:table-cell>
        </table:table-row>
        <table:table-row table:style-name="ro1">
          <table:table-cell office:value-type="string">
            <text:p>157 ST 1</text:p>
          </table:table-cell>
          <table:table-cell office:value-type="string">
            <text:p>157th St</text:p>
          </table:table-cell>
        </table:table-row>
        <table:table-row table:style-name="ro1">
          <table:table-cell office:value-type="string">
            <text:p>161/YANKEE STAD 4BD</text:p>
          </table:table-cell>
          <table:table-cell office:value-type="string">
            <text:p>Yankee Stadium-161st St</text:p>
          </table:table-cell>
        </table:table-row>
        <table:table-row table:style-name="ro1">
          <table:table-cell office:value-type="string">
            <text:p>161/YANKEE STAD BD4</text:p>
          </table:table-cell>
          <table:table-cell office:value-type="string">
            <text:p>Yankee Stadium-161st St</text:p>
          </table:table-cell>
        </table:table-row>
        <table:table-row table:style-name="ro1">
          <table:table-cell office:value-type="string">
            <text:p>163 ST-AMSTERDM C</text:p>
          </table:table-cell>
          <table:table-cell office:value-type="string">
            <text:p>163rd St - Amsterdam Av</text:p>
          </table:table-cell>
        </table:table-row>
        <table:table-row table:style-name="ro1">
          <table:table-cell office:value-type="string">
            <text:p>167 ST 4</text:p>
          </table:table-cell>
          <table:table-cell office:value-type="string">
            <text:p>167th St</text:p>
          </table:table-cell>
        </table:table-row>
        <table:table-row table:style-name="ro1">
          <table:table-cell office:value-type="string">
            <text:p>167 ST BD</text:p>
          </table:table-cell>
          <table:table-cell office:value-type="string">
            <text:p>167th St</text:p>
          </table:table-cell>
        </table:table-row>
        <table:table-row table:style-name="ro1">
          <table:table-cell office:value-type="string">
            <text:p>168 ST 1AC</text:p>
          </table:table-cell>
          <table:table-cell office:value-type="string">
            <text:p>168th St</text:p>
          </table:table-cell>
        </table:table-row>
        <table:table-row table:style-name="ro1">
          <table:table-cell office:value-type="string">
            <text:p>168 ST AC1</text:p>
          </table:table-cell>
          <table:table-cell office:value-type="string">
            <text:p>168th St - Washington Heights</text:p>
          </table:table-cell>
        </table:table-row>
        <table:table-row table:style-name="ro1">
          <table:table-cell office:value-type="string">
            <text:p>169 ST F</text:p>
          </table:table-cell>
          <table:table-cell office:value-type="string">
            <text:p>169th St</text:p>
          </table:table-cell>
        </table:table-row>
        <table:table-row table:style-name="ro1">
          <table:table-cell office:value-type="string">
            <text:p>170 ST 4</text:p>
          </table:table-cell>
          <table:table-cell office:value-type="string">
            <text:p>170th St</text:p>
          </table:table-cell>
        </table:table-row>
        <table:table-row table:style-name="ro1">
          <table:table-cell office:value-type="string">
            <text:p>170 ST BD</text:p>
          </table:table-cell>
          <table:table-cell office:value-type="string">
            <text:p>170th St</text:p>
          </table:table-cell>
        </table:table-row>
        <table:table-row table:style-name="ro1">
          <table:table-cell office:value-type="string">
            <text:p>174 ST 25</text:p>
          </table:table-cell>
          <table:table-cell office:value-type="string">
            <text:p>174th St</text:p>
          </table:table-cell>
        </table:table-row>
        <table:table-row table:style-name="ro2">
          <table:table-cell office:value-type="string">
            <text:p>174-175 STS BD</text:p>
          </table:table-cell>
          <table:table-cell office:value-type="string">
            <text:p>174-175th Sts</text:p>
          </table:table-cell>
        </table:table-row>
        <table:table-row table:style-name="ro1">
          <table:table-cell office:value-type="string">
            <text:p>175 ST A</text:p>
          </table:table-cell>
          <table:table-cell office:value-type="string">
            <text:p>175th St</text:p>
          </table:table-cell>
        </table:table-row>
        <table:table-row table:style-name="ro1">
          <table:table-cell office:value-type="string">
            <text:p>176 ST 4</text:p>
          </table:table-cell>
          <table:table-cell office:value-type="string">
            <text:p>176th St</text:p>
          </table:table-cell>
        </table:table-row>
        <table:table-row table:style-name="ro1">
          <table:table-cell office:value-type="string">
            <text:p>18 AV D</text:p>
          </table:table-cell>
          <table:table-cell office:value-type="string">
            <text:p>18th Av</text:p>
          </table:table-cell>
        </table:table-row>
        <table:table-row table:style-name="ro1">
          <table:table-cell office:value-type="string">
            <text:p>18 AV F</text:p>
          </table:table-cell>
          <table:table-cell office:value-type="string">
            <text:p>18th Av</text:p>
          </table:table-cell>
        </table:table-row>
        <table:table-row table:style-name="ro1">
          <table:table-cell office:value-type="string">
            <text:p>18 AV N</text:p>
          </table:table-cell>
          <table:table-cell office:value-type="string">
            <text:p>18th Av</text:p>
          </table:table-cell>
        </table:table-row>
        <table:table-row table:style-name="ro1">
          <table:table-cell office:value-type="string">
            <text:p>18 ST 1</text:p>
          </table:table-cell>
          <table:table-cell office:value-type="string">
            <text:p>18th St</text:p>
          </table:table-cell>
        </table:table-row>
        <table:table-row table:style-name="ro1">
          <table:table-cell office:value-type="string">
            <text:p>181 ST 1</text:p>
          </table:table-cell>
          <table:table-cell office:value-type="string">
            <text:p>181st St</text:p>
          </table:table-cell>
        </table:table-row>
        <table:table-row table:style-name="ro1">
          <table:table-cell office:value-type="string">
            <text:p>181 ST A</text:p>
          </table:table-cell>
          <table:table-cell office:value-type="string">
            <text:p>181st St</text:p>
          </table:table-cell>
        </table:table-row>
        <table:table-row table:style-name="ro2">
          <table:table-cell office:value-type="string">
            <text:p>182-183 STS BD</text:p>
          </table:table-cell>
          <table:table-cell office:value-type="string">
            <text:p>182nd-183rd Sts</text:p>
          </table:table-cell>
        </table:table-row>
        <table:table-row table:style-name="ro1">
          <table:table-cell office:value-type="string">
            <text:p>183 ST 4</text:p>
          </table:table-cell>
          <table:table-cell office:value-type="string">
            <text:p>183rd St</text:p>
          </table:table-cell>
        </table:table-row>
        <table:table-row table:style-name="ro1">
          <table:table-cell office:value-type="string">
            <text:p>190 ST A</text:p>
          </table:table-cell>
          <table:table-cell office:value-type="string">
            <text:p>190th St</text:p>
          </table:table-cell>
        </table:table-row>
        <table:table-row table:style-name="ro1">
          <table:table-cell office:value-type="string">
            <text:p>191 ST 1</text:p>
          </table:table-cell>
          <table:table-cell office:value-type="string">
            <text:p>191st St</text:p>
          </table:table-cell>
        </table:table-row>
        <table:table-row table:style-name="ro1">
          <table:table-cell office:value-type="string">
            <text:p>2 AV F</text:p>
          </table:table-cell>
          <table:table-cell office:value-type="string">
            <text:p>2nd Av</text:p>
          </table:table-cell>
        </table:table-row>
        <table:table-row table:style-name="ro1">
          <table:table-cell office:value-type="string">
            <text:p>20 AV D</text:p>
          </table:table-cell>
          <table:table-cell office:value-type="string">
            <text:p>20th Av</text:p>
          </table:table-cell>
        </table:table-row>
        <table:table-row table:style-name="ro1">
          <table:table-cell office:value-type="string">
            <text:p>20 AV N</text:p>
          </table:table-cell>
          <table:table-cell office:value-type="string">
            <text:p>20th Av</text:p>
          </table:table-cell>
        </table:table-row>
        <table:table-row table:style-name="ro1">
          <table:table-cell office:value-type="string">
            <text:p>207 ST 1</text:p>
          </table:table-cell>
          <table:table-cell office:value-type="string">
            <text:p>207th St</text:p>
          </table:table-cell>
        </table:table-row>
        <table:table-row table:style-name="ro1">
          <table:table-cell office:value-type="string">
            <text:p>21 ST G</text:p>
          </table:table-cell>
          <table:table-cell office:value-type="string">
            <text:p>21st St</text:p>
          </table:table-cell>
        </table:table-row>
        <table:table-row table:style-name="ro1">
          <table:table-cell office:value-type="string">
            <text:p>21 ST-QNSBRIDGE F</text:p>
          </table:table-cell>
          <table:table-cell office:value-type="string">
            <text:p>21st St</text:p>
          </table:table-cell>
        </table:table-row>
        <table:table-row table:style-name="ro1">
          <table:table-cell office:value-type="string">
            <text:p>215 ST 1</text:p>
          </table:table-cell>
          <table:table-cell office:value-type="string">
            <text:p>215th St</text:p>
          </table:table-cell>
        </table:table-row>
        <table:table-row table:style-name="ro1">
          <table:table-cell office:value-type="string">
            <text:p>219 ST 25</text:p>
          </table:table-cell>
          <table:table-cell office:value-type="string">
            <text:p>219th St</text:p>
          </table:table-cell>
        </table:table-row>
        <table:table-row table:style-name="ro1">
          <table:table-cell office:value-type="string">
            <text:p>225 ST 25</text:p>
          </table:table-cell>
          <table:table-cell office:value-type="string">
            <text:p>225th St</text:p>
          </table:table-cell>
        </table:table-row>
        <table:table-row table:style-name="ro1">
          <table:table-cell office:value-type="string">
            <text:p>23 ST 1</text:p>
          </table:table-cell>
          <table:table-cell office:value-type="string">
            <text:p>23rd St</text:p>
          </table:table-cell>
        </table:table-row>
        <table:table-row table:style-name="ro1">
          <table:table-cell office:value-type="string">
            <text:p>23 ST 6</text:p>
          </table:table-cell>
          <table:table-cell office:value-type="string">
            <text:p>23rd St</text:p>
          </table:table-cell>
        </table:table-row>
        <table:table-row table:style-name="ro1">
          <table:table-cell office:value-type="string">
            <text:p>23 ST CE</text:p>
          </table:table-cell>
          <table:table-cell office:value-type="string">
            <text:p>23rd St</text:p>
          </table:table-cell>
        </table:table-row>
        <table:table-row table:style-name="ro1">
          <table:table-cell office:value-type="string">
            <text:p>23 ST FM</text:p>
          </table:table-cell>
          <table:table-cell office:value-type="string">
            <text:p>23rd St</text:p>
          </table:table-cell>
        </table:table-row>
        <table:table-row table:style-name="ro1">
          <table:table-cell office:value-type="string">
            <text:p>23 ST NRW</text:p>
          </table:table-cell>
          <table:table-cell office:value-type="string">
            <text:p>23rd St</text:p>
          </table:table-cell>
        </table:table-row>
        <table:table-row table:style-name="ro1">
          <table:table-cell office:value-type="string">
            <text:p>231 ST 1</text:p>
          </table:table-cell>
          <table:table-cell office:value-type="string">
            <text:p>231st St</text:p>
          </table:table-cell>
        </table:table-row>
        <table:table-row table:style-name="ro1">
          <table:table-cell office:value-type="string">
            <text:p>233 ST 25</text:p>
          </table:table-cell>
          <table:table-cell office:value-type="string">
            <text:p>233rd St</text:p>
          </table:table-cell>
        </table:table-row>
        <table:table-row table:style-name="ro1">
          <table:table-cell office:value-type="string">
            <text:p>238 ST 1</text:p>
          </table:table-cell>
          <table:table-cell office:value-type="string">
            <text:p>238th St</text:p>
          </table:table-cell>
        </table:table-row>
        <table:table-row table:style-name="ro1">
          <table:table-cell office:value-type="string">
            <text:p>25 AV D</text:p>
          </table:table-cell>
          <table:table-cell office:value-type="string">
            <text:p>25th Av</text:p>
          </table:table-cell>
        </table:table-row>
        <table:table-row table:style-name="ro1">
          <table:table-cell office:value-type="string">
            <text:p>25 ST R</text:p>
          </table:table-cell>
          <table:table-cell office:value-type="string">
            <text:p>25th St</text:p>
          </table:table-cell>
        </table:table-row>
        <table:table-row table:style-name="ro1">
          <table:table-cell office:value-type="string">
            <text:p>28 ST 1</text:p>
          </table:table-cell>
          <table:table-cell office:value-type="string">
            <text:p>28th St</text:p>
          </table:table-cell>
        </table:table-row>
        <table:table-row table:style-name="ro1">
          <table:table-cell office:value-type="string">
            <text:p>28 ST 6</text:p>
          </table:table-cell>
          <table:table-cell office:value-type="string">
            <text:p>28th St</text:p>
          </table:table-cell>
        </table:table-row>
        <table:table-row table:style-name="ro1">
          <table:table-cell office:value-type="string">
            <text:p>28 ST NRW</text:p>
          </table:table-cell>
          <table:table-cell office:value-type="string">
            <text:p>28th St</text:p>
          </table:table-cell>
        </table:table-row>
        <table:table-row table:style-name="ro1">
          <table:table-cell office:value-type="string">
            <text:p>3 AV 138 ST 6</text:p>
          </table:table-cell>
          <table:table-cell office:value-type="string">
            <text:p>138th St-3rd Ave</text:p>
          </table:table-cell>
        </table:table-row>
        <table:table-row table:style-name="ro1">
          <table:table-cell office:value-type="string">
            <text:p>3 AV L</text:p>
          </table:table-cell>
          <table:table-cell office:value-type="string">
            <text:p>3rd Av</text:p>
          </table:table-cell>
        </table:table-row>
        <table:table-row table:style-name="ro1">
          <table:table-cell office:value-type="string">
            <text:p>3 AV-149 ST 25</text:p>
          </table:table-cell>
          <table:table-cell office:value-type="string">
            <text:p>149th St-3rd Av</text:p>
          </table:table-cell>
        </table:table-row>
        <table:table-row table:style-name="ro1">
          <table:table-cell office:value-type="string">
            <text:p>30 AV NQW</text:p>
          </table:table-cell>
          <table:table-cell office:value-type="string">
            <text:p>30 Av-Grand Av</text:p>
          </table:table-cell>
        </table:table-row>
        <table:table-row table:style-name="ro1">
          <table:table-cell office:value-type="string">
            <text:p>33 ST 6</text:p>
          </table:table-cell>
          <table:table-cell office:value-type="string">
            <text:p>33rd St</text:p>
          </table:table-cell>
        </table:table-row>
        <table:table-row table:style-name="ro2">
          <table:table-cell office:value-type="string">
            <text:p>33 ST-RAWSON ST 7</text:p>
          </table:table-cell>
          <table:table-cell office:value-type="string">
            <text:p>Rawson St-33rd St</text:p>
          </table:table-cell>
        </table:table-row>
        <table:table-row table:style-name="ro1">
          <table:table-cell office:value-type="string">
            <text:p>34 ST-HERALD SQ BDFMNQRW</text:p>
          </table:table-cell>
          <table:table-cell office:value-type="string">
            <text:p>34th St</text:p>
          </table:table-cell>
        </table:table-row>
        <table:table-row table:style-name="ro1">
          <table:table-cell office:value-type="string">
            <text:p>34 ST-HUDSON YD 7</text:p>
          </table:table-cell>
          <table:table-cell office:value-type="string">
            <text:p>34 St Hudson Yards</text:p>
          </table:table-cell>
        </table:table-row>
        <table:table-row table:style-name="ro1">
          <table:table-cell office:value-type="string">
            <text:p>34 ST-PENN STA 123</text:p>
          </table:table-cell>
          <table:table-cell office:value-type="string">
            <text:p>34th St</text:p>
          </table:table-cell>
        </table:table-row>
        <table:table-row table:style-name="ro1">
          <table:table-cell office:value-type="string">
            <text:p>34 ST-PENN STA 123ACE</text:p>
          </table:table-cell>
          <table:table-cell office:value-type="string">
            <text:p>34th St</text:p>
          </table:table-cell>
        </table:table-row>
        <table:table-row table:style-name="ro1">
          <table:table-cell office:value-type="string">
            <text:p>34 ST-PENN STA ACE</text:p>
          </table:table-cell>
          <table:table-cell office:value-type="string">
            <text:p>34th St</text:p>
          </table:table-cell>
        </table:table-row>
        <table:table-row table:style-name="ro1">
          <table:table-cell office:value-type="string">
            <text:p>36 AV NQW</text:p>
          </table:table-cell>
          <table:table-cell office:value-type="string">
            <text:p>36 Av-Washington Av</text:p>
          </table:table-cell>
        </table:table-row>
        <table:table-row table:style-name="ro1">
          <table:table-cell office:value-type="string">
            <text:p>36 ST DNR</text:p>
          </table:table-cell>
          <table:table-cell office:value-type="string">
            <text:p>36th St</text:p>
          </table:table-cell>
        </table:table-row>
        <table:table-row table:style-name="ro1">
          <table:table-cell office:value-type="string">
            <text:p>36 ST MR</text:p>
          </table:table-cell>
          <table:table-cell office:value-type="string">
            <text:p>36th St</text:p>
          </table:table-cell>
        </table:table-row>
        <table:table-row table:style-name="ro1">
          <table:table-cell office:value-type="string">
            <text:p>39 AV NQW</text:p>
          </table:table-cell>
          <table:table-cell office:value-type="string">
            <text:p>39 Av-Beebe Av</text:p>
          </table:table-cell>
        </table:table-row>
        <table:table-row table:style-name="ro1">
          <table:table-cell office:value-type="string">
            <text:p>4 AV-9 ST DFGMNR</text:p>
          </table:table-cell>
          <table:table-cell office:value-type="string">
            <text:p>9th St</text:p>
          </table:table-cell>
        </table:table-row>
        <table:table-row table:style-name="ro1">
          <table:table-cell office:value-type="string">
            <text:p>40 ST LOWERY ST 7</text:p>
          </table:table-cell>
          <table:table-cell office:value-type="string">
            <text:p>Lowery St-40th St</text:p>
          </table:table-cell>
        </table:table-row>
        <table:table-row table:style-name="ro1">
          <table:table-cell office:value-type="string">
            <text:p>42 ST-BRYANT PK BDFM7</text:p>
          </table:table-cell>
          <table:table-cell office:value-type="string">
            <text:p>42nd St</text:p>
          </table:table-cell>
        </table:table-row>
        <table:table-row table:style-name="ro1">
          <table:table-cell office:value-type="string">
            <text:p>42 ST-PORT AUTH ACENGRS1237W</text:p>
          </table:table-cell>
          <table:table-cell office:value-type="string">
            <text:p>42nd St</text:p>
          </table:table-cell>
        </table:table-row>
        <table:table-row table:style-name="ro1">
          <table:table-cell office:value-type="string">
            <text:p>42 ST-PORT AUTH ACENQRS1237W</text:p>
          </table:table-cell>
          <table:table-cell office:value-type="string">
            <text:p>42nd St</text:p>
          </table:table-cell>
        </table:table-row>
        <table:table-row table:style-name="ro1">
          <table:table-cell office:value-type="string">
            <text:p>45 ST R</text:p>
          </table:table-cell>
          <table:table-cell office:value-type="string">
            <text:p>45th St</text:p>
          </table:table-cell>
        </table:table-row>
        <table:table-row table:style-name="ro1">
          <table:table-cell office:value-type="string">
            <text:p>46 ST BLISS ST 7</text:p>
          </table:table-cell>
          <table:table-cell office:value-type="string">
            <text:p>Bliss St-46th St</text:p>
          </table:table-cell>
        </table:table-row>
        <table:table-row table:style-name="ro1">
          <table:table-cell office:value-type="string">
            <text:p>46 ST MR</text:p>
          </table:table-cell>
          <table:table-cell office:value-type="string">
            <text:p>46th St</text:p>
          </table:table-cell>
        </table:table-row>
        <table:table-row table:style-name="ro2">
          <table:table-cell office:value-type="string">
            <text:p>47-50 STS ROCK BDFM</text:p>
          </table:table-cell>
          <table:table-cell office:value-type="string">
            <text:p>47-50th Sts Rockefeller Center</text:p>
          </table:table-cell>
        </table:table-row>
        <table:table-row table:style-name="ro2">
          <table:table-cell office:value-type="string">
            <text:p>47-50 STS ROCK BDFM</text:p>
          </table:table-cell>
          <table:table-cell office:value-type="string">
            <text:p>47-50th Sts Rockefeller Center</text:p>
          </table:table-cell>
        </table:table-row>
        <table:table-row table:style-name="ro1">
          <table:table-cell office:value-type="string">
            <text:p>49 ST NQRW</text:p>
          </table:table-cell>
          <table:table-cell office:value-type="string">
            <text:p>49th St</text:p>
          </table:table-cell>
        </table:table-row>
        <table:table-row table:style-name="ro1">
          <table:table-cell office:value-type="string">
            <text:p>4AV-9 ST DFGMNR</text:p>
          </table:table-cell>
          <table:table-cell office:value-type="string">
            <text:p>9th St</text:p>
          </table:table-cell>
        </table:table-row>
        <table:table-row table:style-name="ro1">
          <table:table-cell office:value-type="string">
            <text:p>5 AV/53 ST EM</text:p>
          </table:table-cell>
          <table:table-cell office:value-type="string">
            <text:p>5th Av-53rd St</text:p>
          </table:table-cell>
        </table:table-row>
        <table:table-row table:style-name="ro1">
          <table:table-cell office:value-type="string">
            <text:p>5 AV/59 ST NQRW</text:p>
          </table:table-cell>
          <table:table-cell office:value-type="string">
            <text:p>5th Av</text:p>
          </table:table-cell>
        </table:table-row>
        <table:table-row table:style-name="ro1">
          <table:table-cell office:value-type="string">
            <text:p>5 AVE 7BDFM</text:p>
          </table:table-cell>
          <table:table-cell office:value-type="string">
            <text:p>5th Av</text:p>
          </table:table-cell>
        </table:table-row>
        <table:table-row table:style-name="ro1">
          <table:table-cell office:value-type="string">
            <text:p>50 ST 1</text:p>
          </table:table-cell>
          <table:table-cell office:value-type="string">
            <text:p>50th St</text:p>
          </table:table-cell>
        </table:table-row>
        <table:table-row table:style-name="ro1">
          <table:table-cell office:value-type="string">
            <text:p>50 ST CE</text:p>
          </table:table-cell>
          <table:table-cell office:value-type="string">
            <text:p>50th St</text:p>
          </table:table-cell>
        </table:table-row>
        <table:table-row table:style-name="ro1">
          <table:table-cell office:value-type="string">
            <text:p>50 ST D</text:p>
          </table:table-cell>
          <table:table-cell office:value-type="string">
            <text:p>50th St</text:p>
          </table:table-cell>
        </table:table-row>
        <table:table-row table:style-name="ro1">
          <table:table-cell office:value-type="string">
            <text:p>51 ST 6</text:p>
          </table:table-cell>
          <table:table-cell office:value-type="string">
            <text:p>51st St</text:p>
          </table:table-cell>
        </table:table-row>
        <table:table-row table:style-name="ro1">
          <table:table-cell office:value-type="string">
            <text:p>52 ST 7</text:p>
          </table:table-cell>
          <table:table-cell office:value-type="string">
            <text:p>Lincoln Av-52nd St</text:p>
          </table:table-cell>
        </table:table-row>
        <table:table-row table:style-name="ro1">
          <table:table-cell office:value-type="string">
            <text:p>53 ST R</text:p>
          </table:table-cell>
          <table:table-cell office:value-type="string">
            <text:p>53rd St</text:p>
          </table:table-cell>
        </table:table-row>
        <table:table-row table:style-name="ro1">
          <table:table-cell office:value-type="string">
            <text:p>55 ST D</text:p>
          </table:table-cell>
          <table:table-cell office:value-type="string">
            <text:p>55th St</text:p>
          </table:table-cell>
        </table:table-row>
        <table:table-row table:style-name="ro1">
          <table:table-cell office:value-type="string">
            <text:p>57 ST F</text:p>
          </table:table-cell>
          <table:table-cell office:value-type="string">
            <text:p>57th St</text:p>
          </table:table-cell>
        </table:table-row>
        <table:table-row table:style-name="ro1">
          <table:table-cell office:value-type="string">
            <text:p>57 ST-7 AV NQRW</text:p>
          </table:table-cell>
          <table:table-cell office:value-type="string">
            <text:p>57th St</text:p>
          </table:table-cell>
        </table:table-row>
        <table:table-row table:style-name="ro1">
          <table:table-cell office:value-type="string">
            <text:p>59 ST 456NQRW</text:p>
          </table:table-cell>
          <table:table-cell office:value-type="string">
            <text:p>59th St</text:p>
          </table:table-cell>
        </table:table-row>
        <table:table-row table:style-name="ro1">
          <table:table-cell office:value-type="string">
            <text:p>59 ST COLUMBUS 1ABCD</text:p>
          </table:table-cell>
          <table:table-cell office:value-type="string">
            <text:p>59th St</text:p>
          </table:table-cell>
        </table:table-row>
        <table:table-row table:style-name="ro1">
          <table:table-cell office:value-type="string">
            <text:p>59 ST COLUMBUS ABCD1</text:p>
          </table:table-cell>
          <table:table-cell office:value-type="string">
            <text:p>59th St</text:p>
          </table:table-cell>
        </table:table-row>
        <table:table-row table:style-name="ro1">
          <table:table-cell office:value-type="string">
            <text:p>59 ST NQR456W</text:p>
          </table:table-cell>
          <table:table-cell office:value-type="string">
            <text:p>59th St</text:p>
          </table:table-cell>
        </table:table-row>
        <table:table-row table:style-name="ro1">
          <table:table-cell office:value-type="string">
            <text:p>59 ST NRW</text:p>
          </table:table-cell>
          <table:table-cell office:value-type="string">
            <text:p>59th St</text:p>
          </table:table-cell>
        </table:table-row>
        <table:table-row table:style-name="ro1">
          <table:table-cell office:value-type="string">
            <text:p>6 AV FLM123</text:p>
          </table:table-cell>
          <table:table-cell office:value-type="string">
            <text:p>6th Av</text:p>
          </table:table-cell>
        </table:table-row>
        <table:table-row table:style-name="ro1">
          <table:table-cell office:value-type="string">
            <text:p>61 ST WOODSIDE 7</text:p>
          </table:table-cell>
          <table:table-cell office:value-type="string">
            <text:p>Woodside Av-61st St</text:p>
          </table:table-cell>
        </table:table-row>
        <table:table-row table:style-name="ro2">
          <table:table-cell office:value-type="string">
            <text:p>63 DR-REGO PARK MR</text:p>
          </table:table-cell>
          <table:table-cell office:value-type="string">
            <text:p>63rd Drive-Rego Park</text:p>
          </table:table-cell>
        </table:table-row>
        <table:table-row table:style-name="ro1">
          <table:table-cell office:value-type="string">
            <text:p>65 ST MR</text:p>
          </table:table-cell>
          <table:table-cell office:value-type="string">
            <text:p>65th St</text:p>
          </table:table-cell>
        </table:table-row>
        <table:table-row table:style-name="ro1">
          <table:table-cell office:value-type="string">
            <text:p>66 ST-LINCOLN 1</text:p>
          </table:table-cell>
          <table:table-cell office:value-type="string">
            <text:p>66th St-Lincoln Center</text:p>
          </table:table-cell>
        </table:table-row>
        <table:table-row table:style-name="ro1">
          <table:table-cell office:value-type="string">
            <text:p>67 AV MR</text:p>
          </table:table-cell>
          <table:table-cell office:value-type="string">
            <text:p>67th Av</text:p>
          </table:table-cell>
        </table:table-row>
        <table:table-row table:style-name="ro1">
          <table:table-cell office:value-type="string">
            <text:p>68ST-HUNTER CO 6</text:p>
          </table:table-cell>
          <table:table-cell office:value-type="string">
            <text:p>68th St-Hunter College</text:p>
          </table:table-cell>
        </table:table-row>
        <table:table-row table:style-name="ro1">
          <table:table-cell office:value-type="string">
            <text:p>69 ST 7</text:p>
          </table:table-cell>
          <table:table-cell office:value-type="string">
            <text:p>Fisk Av-69th St</text:p>
          </table:table-cell>
        </table:table-row>
        <table:table-row table:style-name="ro1">
          <table:table-cell office:value-type="string">
            <text:p>7 AV BDE</text:p>
          </table:table-cell>
          <table:table-cell office:value-type="string">
            <text:p>7th Av</text:p>
          </table:table-cell>
        </table:table-row>
        <table:table-row table:style-name="ro1">
          <table:table-cell office:value-type="string">
            <text:p>7 AV BQ</text:p>
          </table:table-cell>
          <table:table-cell office:value-type="string">
            <text:p>7th Av</text:p>
          </table:table-cell>
        </table:table-row>
        <table:table-row table:style-name="ro1">
          <table:table-cell office:value-type="string">
            <text:p>7 AV FG</text:p>
          </table:table-cell>
          <table:table-cell office:value-type="string">
            <text:p>7th Av</text:p>
          </table:table-cell>
        </table:table-row>
        <table:table-row table:style-name="ro1">
          <table:table-cell office:value-type="string">
            <text:p>71 ST D</text:p>
          </table:table-cell>
          <table:table-cell office:value-type="string">
            <text:p>71st St</text:p>
          </table:table-cell>
        </table:table-row>
        <table:table-row table:style-name="ro1">
          <table:table-cell office:value-type="string">
            <text:p>72 ST 123</text:p>
          </table:table-cell>
          <table:table-cell office:value-type="string">
            <text:p>72nd St</text:p>
          </table:table-cell>
        </table:table-row>
        <table:table-row table:style-name="ro1">
          <table:table-cell office:value-type="string">
            <text:p>72 ST BC</text:p>
          </table:table-cell>
          <table:table-cell office:value-type="string">
            <text:p>72nd St</text:p>
          </table:table-cell>
        </table:table-row>
        <table:table-row table:style-name="ro1">
          <table:table-cell office:value-type="string">
            <text:p>74 ST-BROADWAY 7EFMR</text:p>
          </table:table-cell>
          <table:table-cell office:value-type="string">
            <text:p>Broadway-74th St</text:p>
          </table:table-cell>
        </table:table-row>
        <table:table-row table:style-name="ro1">
          <table:table-cell office:value-type="string">
            <text:p>75 AV EF</text:p>
          </table:table-cell>
          <table:table-cell office:value-type="string">
            <text:p>75th Av</text:p>
          </table:table-cell>
        </table:table-row>
        <table:table-row table:style-name="ro2">
          <table:table-cell office:value-type="string">
            <text:p>75 ST-ELDERTS JZ</text:p>
          </table:table-cell>
          <table:table-cell office:value-type="string">
            <text:p>Elderts Lane-75th St</text:p>
          </table:table-cell>
        </table:table-row>
        <table:table-row table:style-name="ro1">
          <table:table-cell office:value-type="string">
            <text:p>77 ST 6</text:p>
          </table:table-cell>
          <table:table-cell office:value-type="string">
            <text:p>77th St</text:p>
          </table:table-cell>
        </table:table-row>
        <table:table-row table:style-name="ro1">
          <table:table-cell office:value-type="string">
            <text:p>77 ST R</text:p>
          </table:table-cell>
          <table:table-cell office:value-type="string">
            <text:p>77th St</text:p>
          </table:table-cell>
        </table:table-row>
        <table:table-row table:style-name="ro1">
          <table:table-cell office:value-type="string">
            <text:p>79 ST 1</text:p>
          </table:table-cell>
          <table:table-cell office:value-type="string">
            <text:p>79th St</text:p>
          </table:table-cell>
        </table:table-row>
        <table:table-row table:style-name="ro1">
          <table:table-cell office:value-type="string">
            <text:p>79 ST D</text:p>
          </table:table-cell>
          <table:table-cell office:value-type="string">
            <text:p>79th St</text:p>
          </table:table-cell>
        </table:table-row>
        <table:table-row table:style-name="ro1">
          <table:table-cell office:value-type="string">
            <text:p>8 AV ACEL</text:p>
          </table:table-cell>
          <table:table-cell office:value-type="string">
            <text:p>8th Av</text:p>
          </table:table-cell>
        </table:table-row>
        <table:table-row table:style-name="ro1">
          <table:table-cell office:value-type="string">
            <text:p>8 AV N</text:p>
          </table:table-cell>
          <table:table-cell office:value-type="string">
            <text:p>8th Av</text:p>
          </table:table-cell>
        </table:table-row>
        <table:table-row table:style-name="ro1">
          <table:table-cell office:value-type="string">
            <text:p>8 ST-NYU NRW</text:p>
          </table:table-cell>
          <table:table-cell office:value-type="string">
            <text:p>8th St</text:p>
          </table:table-cell>
        </table:table-row>
        <table:table-row table:style-name="ro1">
          <table:table-cell office:value-type="string">
            <text:p>80 ST A</text:p>
          </table:table-cell>
          <table:table-cell office:value-type="string">
            <text:p>80th St-Hudson St</text:p>
          </table:table-cell>
        </table:table-row>
        <table:table-row table:style-name="ro1">
          <table:table-cell office:value-type="string">
            <text:p>81 ST-MUSEUM BC</text:p>
          </table:table-cell>
          <table:table-cell office:value-type="string">
            <text:p>81st St - Museum of Natural History</text:p>
          </table:table-cell>
        </table:table-row>
        <table:table-row table:style-name="ro1">
          <table:table-cell office:value-type="string">
            <text:p>82 ST-JACKSON H 7</text:p>
          </table:table-cell>
          <table:table-cell office:value-type="string">
            <text:p>82nd St-Jackson Heights</text:p>
          </table:table-cell>
        </table:table-row>
        <table:table-row table:style-name="ro1">
          <table:table-cell office:value-type="string">
            <text:p>85 ST-FOREST PK J</text:p>
          </table:table-cell>
          <table:table-cell office:value-type="string">
            <text:p>Forest Parkway-85th St</text:p>
          </table:table-cell>
        </table:table-row>
        <table:table-row table:style-name="ro1">
          <table:table-cell office:value-type="string">
            <text:p>86 ST 1</text:p>
          </table:table-cell>
          <table:table-cell office:value-type="string">
            <text:p>86th St</text:p>
          </table:table-cell>
        </table:table-row>
        <table:table-row table:style-name="ro1">
          <table:table-cell office:value-type="string">
            <text:p>86 ST 456</text:p>
          </table:table-cell>
          <table:table-cell office:value-type="string">
            <text:p>86th St</text:p>
          </table:table-cell>
        </table:table-row>
        <table:table-row table:style-name="ro1">
          <table:table-cell office:value-type="string">
            <text:p>86 ST BC</text:p>
          </table:table-cell>
          <table:table-cell office:value-type="string">
            <text:p>86th St</text:p>
          </table:table-cell>
        </table:table-row>
        <table:table-row table:style-name="ro1">
          <table:table-cell office:value-type="string">
            <text:p>86 ST N</text:p>
          </table:table-cell>
          <table:table-cell office:value-type="string">
            <text:p>86th St</text:p>
          </table:table-cell>
        </table:table-row>
        <table:table-row table:style-name="ro1">
          <table:table-cell office:value-type="string">
            <text:p>86 ST R</text:p>
          </table:table-cell>
          <table:table-cell office:value-type="string">
            <text:p>86th St</text:p>
          </table:table-cell>
        </table:table-row>
        <table:table-row table:style-name="ro1">
          <table:table-cell office:value-type="string">
            <text:p>88 ST A</text:p>
          </table:table-cell>
          <table:table-cell office:value-type="string">
            <text:p>88th St-Boyd Av</text:p>
          </table:table-cell>
        </table:table-row>
        <table:table-row table:style-name="ro1">
          <table:table-cell office:value-type="string">
            <text:p>9 AV D</text:p>
          </table:table-cell>
          <table:table-cell office:value-type="string">
            <text:p>9th Av</text:p>
          </table:table-cell>
        </table:table-row>
        <table:table-row table:style-name="ro1">
          <table:table-cell office:value-type="string">
            <text:p>90 ST-ELMHURST 7</text:p>
          </table:table-cell>
          <table:table-cell office:value-type="string">
            <text:p>90th St Elmhurst</text:p>
          </table:table-cell>
        </table:table-row>
        <table:table-row table:style-name="ro1">
          <table:table-cell office:value-type="string">
            <text:p>96 ST 123</text:p>
          </table:table-cell>
          <table:table-cell office:value-type="string">
            <text:p>96th St</text:p>
          </table:table-cell>
        </table:table-row>
        <table:table-row table:style-name="ro1">
          <table:table-cell office:value-type="string">
            <text:p>96 ST 6</text:p>
          </table:table-cell>
          <table:table-cell office:value-type="string">
            <text:p>96th St</text:p>
          </table:table-cell>
        </table:table-row>
        <table:table-row table:style-name="ro1">
          <table:table-cell office:value-type="string">
            <text:p>96 ST BC</text:p>
          </table:table-cell>
          <table:table-cell office:value-type="string">
            <text:p>96th St</text:p>
          </table:table-cell>
        </table:table-row>
        <table:table-row table:style-name="ro1">
          <table:table-cell office:value-type="string">
            <text:p>ALABAMA AV J</text:p>
          </table:table-cell>
          <table:table-cell office:value-type="string">
            <text:p>Alabama Av</text:p>
          </table:table-cell>
        </table:table-row>
        <table:table-row table:style-name="ro2">
          <table:table-cell office:value-type="string">
            <text:p>ALLERTON AV 25</text:p>
          </table:table-cell>
          <table:table-cell office:value-type="string">
            <text:p>Allerton Av</text:p>
          </table:table-cell>
        </table:table-row>
        <table:table-row table:style-name="ro1">
          <table:table-cell office:value-type="string">
            <text:p>AQUEDUCT N.COND A</text:p>
          </table:table-cell>
          <table:table-cell office:value-type="string">
            <text:p>Aqueduct-North Conduit Av</text:p>
          </table:table-cell>
        </table:table-row>
        <table:table-row table:style-name="ro1">
          <table:table-cell office:value-type="string">
            <text:p>AQUEDUCT RACETR A</text:p>
          </table:table-cell>
          <table:table-cell office:value-type="string">
            <text:p>Aqueduct Racetrack</text:p>
          </table:table-cell>
        </table:table-row>
        <table:table-row table:style-name="ro1">
          <table:table-cell office:value-type="string">
            <text:p>ASTOR PL 6</text:p>
          </table:table-cell>
          <table:table-cell office:value-type="string">
            <text:p>Astor Place</text:p>
          </table:table-cell>
        </table:table-row>
        <table:table-row table:style-name="ro1">
          <table:table-cell office:value-type="string">
            <text:p>ASTORIA DITMARS NQW</text:p>
          </table:table-cell>
          <table:table-cell office:value-type="string">
            <text:p>Astoria Blvd-Hoyt Av</text:p>
          </table:table-cell>
        </table:table-row>
        <table:table-row table:style-name="ro1">
          <table:table-cell office:value-type="string">
            <text:p>ATL AV-BARCLAY 2345BDNQR</text:p>
          </table:table-cell>
          <table:table-cell office:value-type="string">
            <text:p>Atlantic Av</text:p>
          </table:table-cell>
        </table:table-row>
        <table:table-row table:style-name="ro1">
          <table:table-cell office:value-type="string">
            <text:p>ATL AV-BARCLAY 2345BDNQR</text:p>
          </table:table-cell>
          <table:table-cell office:value-type="string">
            <text:p>Atlantic Av-Barclays Ctr</text:p>
          </table:table-cell>
        </table:table-row>
        <table:table-row table:style-name="ro1">
          <table:table-cell office:value-type="string">
            <text:p>ATL AV-BARCLAY 2345BDNQR</text:p>
          </table:table-cell>
          <table:table-cell office:value-type="string">
            <text:p>Atlantic Av-Barclays Ctr</text:p>
          </table:table-cell>
        </table:table-row>
        <table:table-row table:style-name="ro1">
          <table:table-cell office:value-type="string">
            <text:p>ATL AV-BARCLAY BDNQR2345</text:p>
          </table:table-cell>
          <table:table-cell office:value-type="string">
            <text:p>Atlantic Av</text:p>
          </table:table-cell>
        </table:table-row>
        <table:table-row table:style-name="ro1">
          <table:table-cell office:value-type="string">
            <text:p>ATL AV-BARCLAY BDNQR2345</text:p>
          </table:table-cell>
          <table:table-cell office:value-type="string">
            <text:p>Atlantic Av-Barclays Ctr</text:p>
          </table:table-cell>
        </table:table-row>
        <table:table-row table:style-name="ro1">
          <table:table-cell office:value-type="string">
            <text:p>ATL AV-BARCLAY BDNQR2345</text:p>
          </table:table-cell>
          <table:table-cell office:value-type="string">
            <text:p>Atlantic Av-Barclays Ctr</text:p>
          </table:table-cell>
        </table:table-row>
        <table:table-row table:style-name="ro1">
          <table:table-cell office:value-type="string">
            <text:p>ATLANTIC AV L</text:p>
          </table:table-cell>
          <table:table-cell office:value-type="string">
            <text:p>Atlantic Av</text:p>
          </table:table-cell>
        </table:table-row>
        <table:table-row table:style-name="ro1">
          <table:table-cell office:value-type="string">
            <text:p>AVENUE H BQ</text:p>
          </table:table-cell>
          <table:table-cell office:value-type="string">
            <text:p>Av H</text:p>
          </table:table-cell>
        </table:table-row>
        <table:table-row table:style-name="ro1">
          <table:table-cell office:value-type="string">
            <text:p>AVENUE I F</text:p>
          </table:table-cell>
          <table:table-cell office:value-type="string">
            <text:p>Av I</text:p>
          </table:table-cell>
        </table:table-row>
        <table:table-row table:style-name="ro1">
          <table:table-cell office:value-type="string">
            <text:p>AVENUE J BQ</text:p>
          </table:table-cell>
          <table:table-cell office:value-type="string">
            <text:p>Av J</text:p>
          </table:table-cell>
        </table:table-row>
        <table:table-row table:style-name="ro1">
          <table:table-cell office:value-type="string">
            <text:p>AVENUE M BQ</text:p>
          </table:table-cell>
          <table:table-cell office:value-type="string">
            <text:p>Av M</text:p>
          </table:table-cell>
        </table:table-row>
        <table:table-row table:style-name="ro1">
          <table:table-cell office:value-type="string">
            <text:p>AVENUE N F</text:p>
          </table:table-cell>
          <table:table-cell office:value-type="string">
            <text:p>Av N</text:p>
          </table:table-cell>
        </table:table-row>
        <table:table-row table:style-name="ro1">
          <table:table-cell office:value-type="string">
            <text:p>AVENUE P F</text:p>
          </table:table-cell>
          <table:table-cell office:value-type="string">
            <text:p>Av P</text:p>
          </table:table-cell>
        </table:table-row>
        <table:table-row table:style-name="ro1">
          <table:table-cell office:value-type="string">
            <text:p>AVENUE U BQ</text:p>
          </table:table-cell>
          <table:table-cell office:value-type="string">
            <text:p>Av U</text:p>
          </table:table-cell>
        </table:table-row>
        <table:table-row table:style-name="ro1">
          <table:table-cell office:value-type="string">
            <text:p>AVENUE U F</text:p>
          </table:table-cell>
          <table:table-cell office:value-type="string">
            <text:p>Av U</text:p>
          </table:table-cell>
        </table:table-row>
        <table:table-row table:style-name="ro1">
          <table:table-cell office:value-type="string">
            <text:p>AVENUE U N</text:p>
          </table:table-cell>
          <table:table-cell office:value-type="string">
            <text:p>Av U</text:p>
          </table:table-cell>
        </table:table-row>
        <table:table-row table:style-name="ro1">
          <table:table-cell office:value-type="string">
            <text:p>AVENUE X F</text:p>
          </table:table-cell>
          <table:table-cell office:value-type="string">
            <text:p>Av X</text:p>
          </table:table-cell>
        </table:table-row>
        <table:table-row table:style-name="ro1">
          <table:table-cell office:value-type="string">
            <text:p>B'WAY-LAFAYETTE BDFQ6</text:p>
          </table:table-cell>
          <table:table-cell office:value-type="string">
            <text:p>Broadway-Lafayette St</text:p>
          </table:table-cell>
        </table:table-row>
        <table:table-row table:style-name="ro1">
          <table:table-cell office:value-type="string">
            <text:p>BAY 50 ST D</text:p>
          </table:table-cell>
          <table:table-cell office:value-type="string">
            <text:p>Bay 50th St</text:p>
          </table:table-cell>
        </table:table-row>
        <table:table-row table:style-name="ro1">
          <table:table-cell office:value-type="string">
            <text:p>BAY PKWY D</text:p>
          </table:table-cell>
          <table:table-cell office:value-type="string">
            <text:p>Bay Parkway</text:p>
          </table:table-cell>
        </table:table-row>
        <table:table-row table:style-name="ro1">
          <table:table-cell office:value-type="string">
            <text:p>BAY PKWY F</text:p>
          </table:table-cell>
          <table:table-cell office:value-type="string">
            <text:p>Bay Parkway-22nd Av</text:p>
          </table:table-cell>
        </table:table-row>
        <table:table-row table:style-name="ro1">
          <table:table-cell office:value-type="string">
            <text:p>BAY PKWY N</text:p>
          </table:table-cell>
          <table:table-cell office:value-type="string">
            <text:p>Bay Parkway-22nd Av</text:p>
          </table:table-cell>
        </table:table-row>
        <table:table-row table:style-name="ro1">
          <table:table-cell office:value-type="string">
            <text:p>BAY RIDGE AV R</text:p>
          </table:table-cell>
          <table:table-cell office:value-type="string">
            <text:p>Bay Ridge Av</text:p>
          </table:table-cell>
        </table:table-row>
        <table:table-row table:style-name="ro1">
          <table:table-cell office:value-type="string">
            <text:p>BAY RIDGE-95 ST R</text:p>
          </table:table-cell>
          <table:table-cell office:value-type="string">
            <text:p>Bay Ridge Av</text:p>
          </table:table-cell>
        </table:table-row>
        <table:table-row table:style-name="ro2">
          <table:table-cell office:value-type="string">
            <text:p>BAYCHESTER AV 5</text:p>
          </table:table-cell>
          <table:table-cell office:value-type="string">
            <text:p>Baychester Av</text:p>
          </table:table-cell>
        </table:table-row>
        <table:table-row table:style-name="ro1">
          <table:table-cell office:value-type="string">
            <text:p>BEACH 105 ST AS</text:p>
          </table:table-cell>
          <table:table-cell office:value-type="string">
            <text:p>Beach 105th St</text:p>
          </table:table-cell>
        </table:table-row>
        <table:table-row table:style-name="ro1">
          <table:table-cell office:value-type="string">
            <text:p>BEACH 25 ST A</text:p>
          </table:table-cell>
          <table:table-cell office:value-type="string">
            <text:p>Beach 25th St</text:p>
          </table:table-cell>
        </table:table-row>
        <table:table-row table:style-name="ro1">
          <table:table-cell office:value-type="string">
            <text:p>BEACH 36 ST A</text:p>
          </table:table-cell>
          <table:table-cell office:value-type="string">
            <text:p>Beach 36th St</text:p>
          </table:table-cell>
        </table:table-row>
        <table:table-row table:style-name="ro1">
          <table:table-cell office:value-type="string">
            <text:p>BEACH 44 ST A</text:p>
          </table:table-cell>
          <table:table-cell office:value-type="string">
            <text:p>Beach 44th St</text:p>
          </table:table-cell>
        </table:table-row>
        <table:table-row table:style-name="ro1">
          <table:table-cell office:value-type="string">
            <text:p>BEACH 60 ST A</text:p>
          </table:table-cell>
          <table:table-cell office:value-type="string">
            <text:p>Beach 60th St</text:p>
          </table:table-cell>
        </table:table-row>
        <table:table-row table:style-name="ro1">
          <table:table-cell office:value-type="string">
            <text:p>BEACH 67 ST A</text:p>
          </table:table-cell>
          <table:table-cell office:value-type="string">
            <text:p>Beach 67th St</text:p>
          </table:table-cell>
        </table:table-row>
        <table:table-row table:style-name="ro1">
          <table:table-cell office:value-type="string">
            <text:p>BEACH 90 ST AS</text:p>
          </table:table-cell>
          <table:table-cell office:value-type="string">
            <text:p>Beach 90th St</text:p>
          </table:table-cell>
        </table:table-row>
        <table:table-row table:style-name="ro1">
          <table:table-cell office:value-type="string">
            <text:p>BEACH 98 ST AS</text:p>
          </table:table-cell>
          <table:table-cell office:value-type="string">
            <text:p>Beach 98th St</text:p>
          </table:table-cell>
        </table:table-row>
        <table:table-row table:style-name="ro1">
          <table:table-cell office:value-type="string">
            <text:p>BEDFORD AV L</text:p>
          </table:table-cell>
          <table:table-cell office:value-type="string">
            <text:p>Bedford Av</text:p>
          </table:table-cell>
        </table:table-row>
        <table:table-row table:style-name="ro1">
          <table:table-cell office:value-type="string">
            <text:p>BEDFORD PK BLVD 4</text:p>
          </table:table-cell>
          <table:table-cell office:value-type="string">
            <text:p>Bedford Park Blvd-Lehman College</text:p>
          </table:table-cell>
        </table:table-row>
        <table:table-row table:style-name="ro1">
          <table:table-cell office:value-type="string">
            <text:p>BEDFORD PK BLVD BD</text:p>
          </table:table-cell>
          <table:table-cell office:value-type="string">
            <text:p>Bedford Park Blvd</text:p>
          </table:table-cell>
        </table:table-row>
        <table:table-row table:style-name="ro2">
          <table:table-cell office:value-type="string">
            <text:p>BEDFORD-NOSTRAN G</text:p>
          </table:table-cell>
          <table:table-cell office:value-type="string">
            <text:p>Bedford-Nostrand Avs</text:p>
          </table:table-cell>
        </table:table-row>
        <table:table-row table:style-name="ro1">
          <table:table-cell office:value-type="string">
            <text:p>BERGEN ST 23</text:p>
          </table:table-cell>
          <table:table-cell office:value-type="string">
            <text:p>Bergen St</text:p>
          </table:table-cell>
        </table:table-row>
        <table:table-row table:style-name="ro1">
          <table:table-cell office:value-type="string">
            <text:p>BERGEN ST FG</text:p>
          </table:table-cell>
          <table:table-cell office:value-type="string">
            <text:p>Bergen St</text:p>
          </table:table-cell>
        </table:table-row>
        <table:table-row table:style-name="ro1">
          <table:table-cell office:value-type="string">
            <text:p>BEVERLEY ROAD BQ</text:p>
          </table:table-cell>
          <table:table-cell office:value-type="string">
            <text:p>Beverly Rd</text:p>
          </table:table-cell>
        </table:table-row>
        <table:table-row table:style-name="ro1">
          <table:table-cell office:value-type="string">
            <text:p>BEVERLY RD 25</text:p>
          </table:table-cell>
          <table:table-cell office:value-type="string">
            <text:p>Beverly Rd</text:p>
          </table:table-cell>
        </table:table-row>
        <table:table-row table:style-name="ro1">
          <table:table-cell office:value-type="string">
            <text:p>BLEECKER ST 6DF</text:p>
          </table:table-cell>
          <table:table-cell office:value-type="string">
            <text:p>Bleecker St</text:p>
          </table:table-cell>
        </table:table-row>
        <table:table-row table:style-name="ro1">
          <table:table-cell office:value-type="string">
            <text:p>BOROUGH HALL 2345R</text:p>
          </table:table-cell>
          <table:table-cell office:value-type="string">
            <text:p>Borough Hall</text:p>
          </table:table-cell>
        </table:table-row>
        <table:table-row table:style-name="ro1">
          <table:table-cell office:value-type="string">
            <text:p>BOROUGH HALL R2345</text:p>
          </table:table-cell>
          <table:table-cell office:value-type="string">
            <text:p>Borough Hall</text:p>
          </table:table-cell>
        </table:table-row>
        <table:table-row table:style-name="ro1">
          <table:table-cell office:value-type="string">
            <text:p>BOTANIC GARDEN S2345</text:p>
          </table:table-cell>
          <table:table-cell office:value-type="string">
            <text:p>Botanic Gardens</text:p>
          </table:table-cell>
        </table:table-row>
        <table:table-row table:style-name="ro1">
          <table:table-cell office:value-type="string">
            <text:p>BOWERY JZ</text:p>
          </table:table-cell>
          <table:table-cell office:value-type="string">
            <text:p>Bowery</text:p>
          </table:table-cell>
        </table:table-row>
        <table:table-row table:style-name="ro1">
          <table:table-cell office:value-type="string">
            <text:p>BOWLING GREEN 45</text:p>
          </table:table-cell>
          <table:table-cell office:value-type="string">
            <text:p>Bowling Green</text:p>
          </table:table-cell>
        </table:table-row>
        <table:table-row table:style-name="ro2">
          <table:table-cell office:value-type="string">
            <text:p>BRIARWOOD EF</text:p>
          </table:table-cell>
          <table:table-cell office:value-type="string">
            <text:p>Briarwood-Van Wyck Blvd</text:p>
          </table:table-cell>
        </table:table-row>
        <table:table-row table:style-name="ro1">
          <table:table-cell office:value-type="string">
            <text:p>BRIGHTON BEACH BQ</text:p>
          </table:table-cell>
          <table:table-cell office:value-type="string">
            <text:p>Brighton Beach</text:p>
          </table:table-cell>
        </table:table-row>
        <table:table-row table:style-name="ro1">
          <table:table-cell office:value-type="string">
            <text:p>BROAD CHANNEL AS</text:p>
          </table:table-cell>
          <table:table-cell office:value-type="string">
            <text:p>Broad Channel</text:p>
          </table:table-cell>
        </table:table-row>
        <table:table-row table:style-name="ro1">
          <table:table-cell office:value-type="string">
            <text:p>BROAD ST JZ</text:p>
          </table:table-cell>
          <table:table-cell office:value-type="string">
            <text:p>Broad St</text:p>
          </table:table-cell>
        </table:table-row>
        <table:table-row table:style-name="ro1">
          <table:table-cell office:value-type="string">
            <text:p>BROADWAY G</text:p>
          </table:table-cell>
          <table:table-cell office:value-type="string">
            <text:p>Broadway</text:p>
          </table:table-cell>
        </table:table-row>
        <table:table-row table:style-name="ro1">
          <table:table-cell office:value-type="string">
            <text:p>BROADWAY JCT ACJLZ</text:p>
          </table:table-cell>
          <table:table-cell office:value-type="string">
            <text:p>Broadway Junction-East New York</text:p>
          </table:table-cell>
        </table:table-row>
        <table:table-row table:style-name="ro1">
          <table:table-cell office:value-type="string">
            <text:p>BROADWAY NQW</text:p>
          </table:table-cell>
          <table:table-cell office:value-type="string">
            <text:p>Broadway</text:p>
          </table:table-cell>
        </table:table-row>
        <table:table-row table:style-name="ro1">
          <table:table-cell office:value-type="string">
            <text:p>BRONX PARK EAST 25</text:p>
          </table:table-cell>
          <table:table-cell office:value-type="string">
            <text:p>Bronx Park East</text:p>
          </table:table-cell>
        </table:table-row>
        <table:table-row table:style-name="ro1">
          <table:table-cell office:value-type="string">
            <text:p>BROOK AV 6</text:p>
          </table:table-cell>
          <table:table-cell office:value-type="string">
            <text:p>Brook Av</text:p>
          </table:table-cell>
        </table:table-row>
        <table:table-row table:style-name="ro1">
          <table:table-cell office:value-type="string">
            <text:p>BROOKLYN BRIDGE 456JZ</text:p>
          </table:table-cell>
          <table:table-cell office:value-type="string">
            <text:p>Brooklyn Bridge-City Hall</text:p>
          </table:table-cell>
        </table:table-row>
        <table:table-row table:style-name="ro2">
          <table:table-cell office:value-type="string">
            <text:p>BUHRE AV 6</text:p>
          </table:table-cell>
          <table:table-cell office:value-type="string">
            <text:p>Buhre Av</text:p>
          </table:table-cell>
        </table:table-row>
        <table:table-row table:style-name="ro1">
          <table:table-cell office:value-type="string">
            <text:p>BURKE AV 25</text:p>
          </table:table-cell>
          <table:table-cell office:value-type="string">
            <text:p>Burke Av</text:p>
          </table:table-cell>
        </table:table-row>
        <table:table-row table:style-name="ro1">
          <table:table-cell office:value-type="string">
            <text:p>BURNSIDE AV 4</text:p>
          </table:table-cell>
          <table:table-cell office:value-type="string">
            <text:p>Burnside Av</text:p>
          </table:table-cell>
        </table:table-row>
        <table:table-row table:style-name="ro2">
          <table:table-cell office:value-type="string">
            <text:p>BUSHWICK AV L</text:p>
          </table:table-cell>
          <table:table-cell office:value-type="string">
            <text:p>Bushwick Av</text:p>
          </table:table-cell>
        </table:table-row>
        <table:table-row table:style-name="ro1">
          <table:table-cell office:value-type="string">
            <text:p>CANAL ST 1</text:p>
          </table:table-cell>
          <table:table-cell office:value-type="string">
            <text:p>Canal St</text:p>
          </table:table-cell>
        </table:table-row>
        <table:table-row table:style-name="ro1">
          <table:table-cell office:value-type="string">
            <text:p>CANAL ST ACE</text:p>
          </table:table-cell>
          <table:table-cell office:value-type="string">
            <text:p>Canal St</text:p>
          </table:table-cell>
        </table:table-row>
        <table:table-row table:style-name="ro1">
          <table:table-cell office:value-type="string">
            <text:p>CANAL ST JNQRZ6W</text:p>
          </table:table-cell>
          <table:table-cell office:value-type="string">
            <text:p>Canal St</text:p>
          </table:table-cell>
        </table:table-row>
        <table:table-row table:style-name="ro1">
          <table:table-cell office:value-type="string">
            <text:p>CANAL ST JNQRZ6W</text:p>
          </table:table-cell>
          <table:table-cell office:value-type="string">
            <text:p>Canal St (UL)</text:p>
          </table:table-cell>
        </table:table-row>
        <table:table-row table:style-name="ro1">
          <table:table-cell office:value-type="string">
            <text:p>CANARSIE-ROCKAW L</text:p>
          </table:table-cell>
          <table:table-cell office:value-type="string">
            <text:p>Canarsie - Rockaway Parkway</text:p>
          </table:table-cell>
        </table:table-row>
        <table:table-row table:style-name="ro1">
          <table:table-cell office:value-type="string">
            <text:p>CARROLL ST FG</text:p>
          </table:table-cell>
          <table:table-cell office:value-type="string">
            <text:p>Carroll St</text:p>
          </table:table-cell>
        </table:table-row>
        <table:table-row table:style-name="ro1">
          <table:table-cell office:value-type="string">
            <text:p>CASTLE HILL AV 6</text:p>
          </table:table-cell>
          <table:table-cell office:value-type="string">
            <text:p>Castle Hill Av</text:p>
          </table:table-cell>
        </table:table-row>
        <table:table-row table:style-name="ro1">
          <table:table-cell office:value-type="string">
            <text:p>CATHEDRAL PKWY 1</text:p>
          </table:table-cell>
          <table:table-cell office:value-type="string">
            <text:p>Cathedral Parkway-110th St</text:p>
          </table:table-cell>
        </table:table-row>
        <table:table-row table:style-name="ro1">
          <table:table-cell office:value-type="string">
            <text:p>CATHEDRAL PKWY BC</text:p>
          </table:table-cell>
          <table:table-cell office:value-type="string">
            <text:p>Cathedral Parkway-110th St</text:p>
          </table:table-cell>
        </table:table-row>
        <table:table-row table:style-name="ro1">
          <table:table-cell office:value-type="string">
            <text:p>CENTRAL AV M</text:p>
          </table:table-cell>
          <table:table-cell office:value-type="string">
            <text:p>Central Av</text:p>
          </table:table-cell>
        </table:table-row>
        <table:table-row table:style-name="ro1">
          <table:table-cell office:value-type="string">
            <text:p>CENTRAL PK N110 23</text:p>
          </table:table-cell>
          <table:table-cell office:value-type="string">
            <text:p>110th St-Central Park North</text:p>
          </table:table-cell>
        </table:table-row>
        <table:table-row table:style-name="ro1">
          <table:table-cell office:value-type="string">
            <text:p>CHAMBERS ST 123</text:p>
          </table:table-cell>
          <table:table-cell office:value-type="string">
            <text:p>Chambers St</text:p>
          </table:table-cell>
        </table:table-row>
        <table:table-row table:style-name="ro1">
          <table:table-cell office:value-type="string">
            <text:p>CHAMBERS ST ACE23</text:p>
          </table:table-cell>
          <table:table-cell office:value-type="string">
            <text:p>Chambers St</text:p>
          </table:table-cell>
        </table:table-row>
        <table:table-row table:style-name="ro1">
          <table:table-cell office:value-type="string">
            <text:p>CHAMBERS ST JZ456</text:p>
          </table:table-cell>
          <table:table-cell office:value-type="string">
            <text:p>Chambers St</text:p>
          </table:table-cell>
        </table:table-row>
        <table:table-row table:style-name="ro1">
          <table:table-cell office:value-type="string">
            <text:p>CHAUNCEY ST JZ</text:p>
          </table:table-cell>
          <table:table-cell office:value-type="string">
            <text:p>Chauncey St</text:p>
          </table:table-cell>
        </table:table-row>
        <table:table-row table:style-name="ro1">
          <table:table-cell office:value-type="string">
            <text:p>CHRISTOPHER ST 1</text:p>
          </table:table-cell>
          <table:table-cell office:value-type="string">
            <text:p>Christopher St</text:p>
          </table:table-cell>
        </table:table-row>
        <table:table-row table:style-name="ro1">
          <table:table-cell office:value-type="string">
            <text:p>CHURCH AV 25</text:p>
          </table:table-cell>
          <table:table-cell office:value-type="string">
            <text:p>Church Av</text:p>
          </table:table-cell>
        </table:table-row>
        <table:table-row table:style-name="ro1">
          <table:table-cell office:value-type="string">
            <text:p>CHURCH AV BQ</text:p>
          </table:table-cell>
          <table:table-cell office:value-type="string">
            <text:p>Church Av</text:p>
          </table:table-cell>
        </table:table-row>
        <table:table-row table:style-name="ro1">
          <table:table-cell office:value-type="string">
            <text:p>CHURCH AV FG</text:p>
          </table:table-cell>
          <table:table-cell office:value-type="string">
            <text:p>Church Av</text:p>
          </table:table-cell>
        </table:table-row>
        <table:table-row table:style-name="ro1">
          <table:table-cell office:value-type="string">
            <text:p>CITY HALL NRW</text:p>
          </table:table-cell>
          <table:table-cell office:value-type="string">
            <text:p>City Hall</text:p>
          </table:table-cell>
        </table:table-row>
        <table:table-row table:style-name="ro1">
          <table:table-cell office:value-type="string">
            <text:p>CLARK ST 23</text:p>
          </table:table-cell>
          <table:table-cell office:value-type="string">
            <text:p>Clark St</text:p>
          </table:table-cell>
        </table:table-row>
        <table:table-row table:style-name="ro1">
          <table:table-cell office:value-type="string">
            <text:p>CLASSON AV G</text:p>
          </table:table-cell>
          <table:table-cell office:value-type="string">
            <text:p>Classon Av</text:p>
          </table:table-cell>
        </table:table-row>
        <table:table-row table:style-name="ro1">
          <table:table-cell office:value-type="string">
            <text:p>CLEVELAND ST J</text:p>
          </table:table-cell>
          <table:table-cell office:value-type="string">
            <text:p>Cleveland St</text:p>
          </table:table-cell>
        </table:table-row>
        <table:table-row table:style-name="ro2">
          <table:table-cell office:value-type="string">
            <text:p>CLINTON-WASH AV C</text:p>
          </table:table-cell>
          <table:table-cell office:value-type="string">
            <text:p>Clinton &amp; Washington Avs</text:p>
          </table:table-cell>
        </table:table-row>
        <table:table-row table:style-name="ro2">
          <table:table-cell office:value-type="string">
            <text:p>CLINTON-WASH AV G</text:p>
          </table:table-cell>
          <table:table-cell office:value-type="string">
            <text:p>Clinton-Washington Avs</text:p>
          </table:table-cell>
        </table:table-row>
        <table:table-row table:style-name="ro2">
          <table:table-cell office:value-type="string">
            <text:p>CONEY IS-STILLW DFNQ</text:p>
          </table:table-cell>
          <table:table-cell office:value-type="string">
            <text:p>Stillwell Av</text:p>
          </table:table-cell>
        </table:table-row>
        <table:table-row table:style-name="ro2">
          <table:table-cell office:value-type="string">
            <text:p>CORTELYOU RD BQ</text:p>
          </table:table-cell>
          <table:table-cell office:value-type="string">
            <text:p>Cortelyou Rd</text:p>
          </table:table-cell>
        </table:table-row>
        <table:table-row table:style-name="ro2">
          <table:table-cell office:value-type="string">
            <text:p>CORTLANDT ST RNW</text:p>
          </table:table-cell>
          <table:table-cell office:value-type="string">
            <text:p>Cortlandt St</text:p>
          </table:table-cell>
        </table:table-row>
        <table:table-row table:style-name="ro1">
          <table:table-cell office:value-type="string">
            <text:p>COURT SQ EMG</text:p>
          </table:table-cell>
          <table:table-cell office:value-type="string">
            <text:p>Long Island City-Court Square</text:p>
          </table:table-cell>
        </table:table-row>
        <table:table-row table:style-name="ro1">
          <table:table-cell office:value-type="string">
            <text:p>COURT SQ-23 ST EMG</text:p>
          </table:table-cell>
          <table:table-cell office:value-type="string">
            <text:p>Long Island City-Court Square</text:p>
          </table:table-cell>
        </table:table-row>
        <table:table-row table:style-name="ro1">
          <table:table-cell office:value-type="string">
            <text:p>CRESCENT ST JZ</text:p>
          </table:table-cell>
          <table:table-cell office:value-type="string">
            <text:p>Crescent St</text:p>
          </table:table-cell>
        </table:table-row>
        <table:table-row table:style-name="ro1">
          <table:table-cell office:value-type="string">
            <text:p>CROWN HTS-UTICA 34</text:p>
          </table:table-cell>
          <table:table-cell office:value-type="string">
            <text:p>Utica Av</text:p>
          </table:table-cell>
        </table:table-row>
        <table:table-row table:style-name="ro1">
          <table:table-cell office:value-type="string">
            <text:p>CYPRESS AV 6</text:p>
          </table:table-cell>
          <table:table-cell office:value-type="string">
            <text:p>Cypress Av</text:p>
          </table:table-cell>
        </table:table-row>
        <table:table-row table:style-name="ro1">
          <table:table-cell office:value-type="string">
            <text:p>CYPRESS HILLS J</text:p>
          </table:table-cell>
          <table:table-cell office:value-type="string">
            <text:p>Cypress Hills</text:p>
          </table:table-cell>
        </table:table-row>
        <table:table-row table:style-name="ro2">
          <table:table-cell office:value-type="string">
            <text:p>DEKALB AV BDNQR</text:p>
          </table:table-cell>
          <table:table-cell office:value-type="string">
            <text:p>DeKalb Av</text:p>
          </table:table-cell>
        </table:table-row>
        <table:table-row table:style-name="ro2">
          <table:table-cell office:value-type="string">
            <text:p>DEKALB AV L</text:p>
          </table:table-cell>
          <table:table-cell office:value-type="string">
            <text:p>DeKalb Av</text:p>
          </table:table-cell>
        </table:table-row>
        <table:table-row table:style-name="ro1">
          <table:table-cell office:value-type="string">
            <text:p>DELANCEY/ESSEX FJMZ</text:p>
          </table:table-cell>
          <table:table-cell office:value-type="string">
            <text:p>Delancey St</text:p>
          </table:table-cell>
        </table:table-row>
        <table:table-row table:style-name="ro2">
          <table:table-cell office:value-type="string">
            <text:p>DITMAS AV F</text:p>
          </table:table-cell>
          <table:table-cell office:value-type="string">
            <text:p>Ditmas Av</text:p>
          </table:table-cell>
        </table:table-row>
        <table:table-row table:style-name="ro2">
          <table:table-cell office:value-type="string">
            <text:p>DYCKMAN ST 1</text:p>
          </table:table-cell>
          <table:table-cell office:value-type="string">
            <text:p>Dyckman St</text:p>
          </table:table-cell>
        </table:table-row>
        <table:table-row table:style-name="ro2">
          <table:table-cell office:value-type="string">
            <text:p>DYCKMAN ST A</text:p>
          </table:table-cell>
          <table:table-cell office:value-type="string">
            <text:p>Dyckman St-200th St</text:p>
          </table:table-cell>
        </table:table-row>
        <table:table-row table:style-name="ro1">
          <table:table-cell office:value-type="string">
            <text:p>E 143/ST MARY'S 6</text:p>
          </table:table-cell>
          <table:table-cell office:value-type="string">
            <text:p>East 143rd St-St Mary's St</text:p>
          </table:table-cell>
        </table:table-row>
        <table:table-row table:style-name="ro1">
          <table:table-cell office:value-type="string">
            <text:p>E 149 ST 6</text:p>
          </table:table-cell>
          <table:table-cell office:value-type="string">
            <text:p>East 149th St</text:p>
          </table:table-cell>
        </table:table-row>
        <table:table-row table:style-name="ro1">
          <table:table-cell office:value-type="string">
            <text:p>E 180 ST 25</text:p>
          </table:table-cell>
          <table:table-cell office:value-type="string">
            <text:p>East 180th St</text:p>
          </table:table-cell>
        </table:table-row>
        <table:table-row table:style-name="ro1">
          <table:table-cell office:value-type="string">
            <text:p>EAST 105 ST L</text:p>
          </table:table-cell>
          <table:table-cell office:value-type="string">
            <text:p>East 105th St</text:p>
          </table:table-cell>
        </table:table-row>
        <table:table-row table:style-name="ro1">
          <table:table-cell office:value-type="string">
            <text:p>EAST BROADWAY F</text:p>
          </table:table-cell>
          <table:table-cell office:value-type="string">
            <text:p>East Broadway</text:p>
          </table:table-cell>
        </table:table-row>
        <table:table-row table:style-name="ro2">
          <table:table-cell office:value-type="string">
            <text:p>EASTCHSTER/DYRE 5</text:p>
          </table:table-cell>
          <table:table-cell office:value-type="string">
            <text:p>Eastchester-Dyre Av</text:p>
          </table:table-cell>
        </table:table-row>
        <table:table-row table:style-name="ro1">
          <table:table-cell office:value-type="string">
            <text:p>EASTN PKWY-MUSM 23</text:p>
          </table:table-cell>
          <table:table-cell office:value-type="string">
            <text:p>Eastern Parkway-Brooklyn Museum</text:p>
          </table:table-cell>
        </table:table-row>
        <table:table-row table:style-name="ro1">
          <table:table-cell office:value-type="string">
            <text:p>ELDER AV 6</text:p>
          </table:table-cell>
          <table:table-cell office:value-type="string">
            <text:p>Elder Av</text:p>
          </table:table-cell>
        </table:table-row>
        <table:table-row table:style-name="ro1">
          <table:table-cell office:value-type="string">
            <text:p>ELMHURST AV MR</text:p>
          </table:table-cell>
          <table:table-cell office:value-type="string">
            <text:p>Elmhurst Av</text:p>
          </table:table-cell>
        </table:table-row>
        <table:table-row table:style-name="ro1">
          <table:table-cell office:value-type="string">
            <text:p>EUCLID AV AC</text:p>
          </table:table-cell>
          <table:table-cell office:value-type="string">
            <text:p>Euclid Av</text:p>
          </table:table-cell>
        </table:table-row>
        <table:table-row table:style-name="ro1">
          <table:table-cell office:value-type="string">
            <text:p>FAR ROCKAWAY A</text:p>
          </table:table-cell>
          <table:table-cell office:value-type="string">
            <text:p>Far Rockaway-Mott Av</text:p>
          </table:table-cell>
        </table:table-row>
        <table:table-row table:style-name="ro1">
          <table:table-cell office:value-type="string">
            <text:p>FLATBUSH AV-B.C 25</text:p>
          </table:table-cell>
          <table:table-cell office:value-type="string">
            <text:p>Flatbush Av-Brooklyn College</text:p>
          </table:table-cell>
        </table:table-row>
        <table:table-row table:style-name="ro1">
          <table:table-cell office:value-type="string">
            <text:p>FLUSHING AV G</text:p>
          </table:table-cell>
          <table:table-cell office:value-type="string">
            <text:p>Flushing Av</text:p>
          </table:table-cell>
        </table:table-row>
        <table:table-row table:style-name="ro1">
          <table:table-cell office:value-type="string">
            <text:p>FLUSHING AV JM</text:p>
          </table:table-cell>
          <table:table-cell office:value-type="string">
            <text:p>Flushing Av</text:p>
          </table:table-cell>
        </table:table-row>
        <table:table-row table:style-name="ro1">
          <table:table-cell office:value-type="string">
            <text:p>FLUSHING-MAIN 7</text:p>
          </table:table-cell>
          <table:table-cell office:value-type="string">
            <text:p>Flushing-Main St</text:p>
          </table:table-cell>
        </table:table-row>
        <table:table-row table:style-name="ro1">
          <table:table-cell office:value-type="string">
            <text:p>FORDHAM RD 4</text:p>
          </table:table-cell>
          <table:table-cell office:value-type="string">
            <text:p>Fordham Rd</text:p>
          </table:table-cell>
        </table:table-row>
        <table:table-row table:style-name="ro1">
          <table:table-cell office:value-type="string">
            <text:p>FORDHAM RD BD</text:p>
          </table:table-cell>
          <table:table-cell office:value-type="string">
            <text:p>Fordham Rd</text:p>
          </table:table-cell>
        </table:table-row>
        <table:table-row table:style-name="ro1">
          <table:table-cell office:value-type="string">
            <text:p>FOREST AVE M</text:p>
          </table:table-cell>
          <table:table-cell office:value-type="string">
            <text:p>Forest Av</text:p>
          </table:table-cell>
        </table:table-row>
        <table:table-row table:style-name="ro1">
          <table:table-cell office:value-type="string">
            <text:p>FOREST HILLS 71 EFMR</text:p>
          </table:table-cell>
          <table:table-cell office:value-type="string">
            <text:p>Forest Hills-71st Av</text:p>
          </table:table-cell>
        </table:table-row>
        <table:table-row table:style-name="ro1">
          <table:table-cell office:value-type="string">
            <text:p>FRANKLIN AV 2345S</text:p>
          </table:table-cell>
          <table:table-cell office:value-type="string">
            <text:p>Franklin Av</text:p>
          </table:table-cell>
        </table:table-row>
        <table:table-row table:style-name="ro1">
          <table:table-cell office:value-type="string">
            <text:p>FRANKLIN AV ACS</text:p>
          </table:table-cell>
          <table:table-cell office:value-type="string">
            <text:p>Franklin Av</text:p>
          </table:table-cell>
        </table:table-row>
        <table:table-row table:style-name="ro1">
          <table:table-cell office:value-type="string">
            <text:p>FRANKLIN AV ACS</text:p>
          </table:table-cell>
          <table:table-cell office:value-type="string">
            <text:p>Franklin Av</text:p>
          </table:table-cell>
        </table:table-row>
        <table:table-row table:style-name="ro1">
          <table:table-cell office:value-type="string">
            <text:p>FRANKLIN ST 1</text:p>
          </table:table-cell>
          <table:table-cell office:value-type="string">
            <text:p>Franklin St</text:p>
          </table:table-cell>
        </table:table-row>
        <table:table-row table:style-name="ro1">
          <table:table-cell office:value-type="string">
            <text:p>FREEMAN ST 25</text:p>
          </table:table-cell>
          <table:table-cell office:value-type="string">
            <text:p>Freeman St</text:p>
          </table:table-cell>
        </table:table-row>
        <table:table-row table:style-name="ro1">
          <table:table-cell office:value-type="string">
            <text:p>FRESH POND RD M</text:p>
          </table:table-cell>
          <table:table-cell office:value-type="string">
            <text:p>Fresh Pond Rd</text:p>
          </table:table-cell>
        </table:table-row>
        <table:table-row table:style-name="ro1">
          <table:table-cell office:value-type="string">
            <text:p>FT HAMILTON PKY D</text:p>
          </table:table-cell>
          <table:table-cell office:value-type="string">
            <text:p>Fort Hamilton Parkway</text:p>
          </table:table-cell>
        </table:table-row>
        <table:table-row table:style-name="ro1">
          <table:table-cell office:value-type="string">
            <text:p>FT HAMILTON PKY FG</text:p>
          </table:table-cell>
          <table:table-cell office:value-type="string">
            <text:p>Fort Hamilton Parkway</text:p>
          </table:table-cell>
        </table:table-row>
        <table:table-row table:style-name="ro1">
          <table:table-cell office:value-type="string">
            <text:p>FT HAMILTON PKY N</text:p>
          </table:table-cell>
          <table:table-cell office:value-type="string">
            <text:p>Fort Hamilton Parkway</text:p>
          </table:table-cell>
        </table:table-row>
        <table:table-row table:style-name="ro1">
          <table:table-cell office:value-type="string">
            <text:p>FULTON ST 2345ACJZ</text:p>
          </table:table-cell>
          <table:table-cell office:value-type="string">
            <text:p>Fulton St</text:p>
          </table:table-cell>
        </table:table-row>
        <table:table-row table:style-name="ro1">
          <table:table-cell office:value-type="string">
            <text:p>FULTON ST ACJZ2345</text:p>
          </table:table-cell>
          <table:table-cell office:value-type="string">
            <text:p>Fulton St</text:p>
          </table:table-cell>
        </table:table-row>
        <table:table-row table:style-name="ro1">
          <table:table-cell office:value-type="string">
            <text:p>FULTON ST G</text:p>
          </table:table-cell>
          <table:table-cell office:value-type="string">
            <text:p>Fulton St</text:p>
          </table:table-cell>
        </table:table-row>
        <table:table-row table:style-name="ro1">
          <table:table-cell office:value-type="string">
            <text:p>GATES AV JZ</text:p>
          </table:table-cell>
          <table:table-cell office:value-type="string">
            <text:p>Gates Av</text:p>
          </table:table-cell>
        </table:table-row>
        <table:table-row table:style-name="ro1">
          <table:table-cell office:value-type="string">
            <text:p>GRAHAM AV L</text:p>
          </table:table-cell>
          <table:table-cell office:value-type="string">
            <text:p>Graham Av</text:p>
          </table:table-cell>
        </table:table-row>
        <table:table-row table:style-name="ro1">
          <table:table-cell office:value-type="string">
            <text:p>GRAND ARMY PLAZ 23</text:p>
          </table:table-cell>
          <table:table-cell office:value-type="string">
            <text:p>Grand Army Plaza</text:p>
          </table:table-cell>
        </table:table-row>
        <table:table-row table:style-name="ro1">
          <table:table-cell office:value-type="string">
            <text:p>GRAND ST BD</text:p>
          </table:table-cell>
          <table:table-cell office:value-type="string">
            <text:p>Grand St</text:p>
          </table:table-cell>
        </table:table-row>
        <table:table-row table:style-name="ro1">
          <table:table-cell office:value-type="string">
            <text:p>GRAND ST L</text:p>
          </table:table-cell>
          <table:table-cell office:value-type="string">
            <text:p>Grand St</text:p>
          </table:table-cell>
        </table:table-row>
        <table:table-row table:style-name="ro1">
          <table:table-cell office:value-type="string">
            <text:p>GRAND-NEWTOWN MR</text:p>
          </table:table-cell>
          <table:table-cell office:value-type="string">
            <text:p>Grand Av-Newtown</text:p>
          </table:table-cell>
        </table:table-row>
        <table:table-row table:style-name="ro1">
          <table:table-cell office:value-type="string">
            <text:p>GRANT AV A</text:p>
          </table:table-cell>
          <table:table-cell office:value-type="string">
            <text:p>Grant Av</text:p>
          </table:table-cell>
        </table:table-row>
        <table:table-row table:style-name="ro1">
          <table:table-cell office:value-type="string">
            <text:p>GRD CNTRL-42 ST 4567S</text:p>
          </table:table-cell>
          <table:table-cell office:value-type="string">
            <text:p>Grand Central</text:p>
          </table:table-cell>
        </table:table-row>
        <table:table-row table:style-name="ro1">
          <table:table-cell office:value-type="string">
            <text:p>GRD CNTRL-42 ST 4567S</text:p>
          </table:table-cell>
          <table:table-cell office:value-type="string">
            <text:p>Grand Central-42nd St</text:p>
          </table:table-cell>
        </table:table-row>
        <table:table-row table:style-name="ro2">
          <table:table-cell office:value-type="string">
            <text:p>GREENPOINT AV G</text:p>
          </table:table-cell>
          <table:table-cell office:value-type="string">
            <text:p>Greenpoint Av</text:p>
          </table:table-cell>
        </table:table-row>
        <table:table-row table:style-name="ro1">
          <table:table-cell office:value-type="string">
            <text:p>GUN HILL RD 25</text:p>
          </table:table-cell>
          <table:table-cell office:value-type="string">
            <text:p>Gun Hill Rd</text:p>
          </table:table-cell>
        </table:table-row>
        <table:table-row table:style-name="ro1">
          <table:table-cell office:value-type="string">
            <text:p>GUN HILL RD 5</text:p>
          </table:table-cell>
          <table:table-cell office:value-type="string">
            <text:p>Gun Hill Rd</text:p>
          </table:table-cell>
        </table:table-row>
        <table:table-row table:style-name="ro1">
          <table:table-cell office:value-type="string">
            <text:p>HALSEY ST J</text:p>
          </table:table-cell>
          <table:table-cell office:value-type="string">
            <text:p>Halsey St</text:p>
          </table:table-cell>
        </table:table-row>
        <table:table-row table:style-name="ro1">
          <table:table-cell office:value-type="string">
            <text:p>HALSEY ST L</text:p>
          </table:table-cell>
          <table:table-cell office:value-type="string">
            <text:p>Halsey St</text:p>
          </table:table-cell>
        </table:table-row>
        <table:table-row table:style-name="ro1">
          <table:table-cell office:value-type="string">
            <text:p>HARLEM 148 ST 3</text:p>
          </table:table-cell>
          <table:table-cell office:value-type="string">
            <text:p>Harlem-148th St</text:p>
          </table:table-cell>
        </table:table-row>
        <table:table-row table:style-name="ro2">
          <table:table-cell office:value-type="string">
            <text:p>HEWES ST JM</text:p>
          </table:table-cell>
          <table:table-cell office:value-type="string">
            <text:p>Hewes St</text:p>
          </table:table-cell>
        </table:table-row>
        <table:table-row table:style-name="ro1">
          <table:table-cell office:value-type="string">
            <text:p>HIGH ST AC</text:p>
          </table:table-cell>
          <table:table-cell office:value-type="string">
            <text:p>High St</text:p>
          </table:table-cell>
        </table:table-row>
        <table:table-row table:style-name="ro1">
          <table:table-cell office:value-type="string">
            <text:p>HOUSTON ST 1</text:p>
          </table:table-cell>
          <table:table-cell office:value-type="string">
            <text:p>Houston St</text:p>
          </table:table-cell>
        </table:table-row>
        <table:table-row table:style-name="ro1">
          <table:table-cell office:value-type="string">
            <text:p>HOWARD BCH JFK A</text:p>
          </table:table-cell>
          <table:table-cell office:value-type="string">
            <text:p>Howard Beach</text:p>
          </table:table-cell>
        </table:table-row>
        <table:table-row table:style-name="ro1">
          <table:table-cell office:value-type="string">
            <text:p>HOYT ST 23</text:p>
          </table:table-cell>
          <table:table-cell office:value-type="string">
            <text:p>Hoyt St</text:p>
          </table:table-cell>
        </table:table-row>
        <table:table-row table:style-name="ro2">
          <table:table-cell office:value-type="string">
            <text:p>HOYT-SCHER ACG</text:p>
          </table:table-cell>
          <table:table-cell office:value-type="string">
            <text:p>Hoyt &amp; Schermerhorn</text:p>
          </table:table-cell>
        </table:table-row>
        <table:table-row table:style-name="ro1">
          <table:table-cell office:value-type="string">
            <text:p>HUNTERS PT AV 7</text:p>
          </table:table-cell>
          <table:table-cell office:value-type="string">
            <text:p>Hunters Point</text:p>
          </table:table-cell>
        </table:table-row>
        <table:table-row table:style-name="ro1">
          <table:table-cell office:value-type="string">
            <text:p>HUNTS POINT AV 6</text:p>
          </table:table-cell>
          <table:table-cell office:value-type="string">
            <text:p>Hunts Point Av</text:p>
          </table:table-cell>
        </table:table-row>
        <table:table-row table:style-name="ro2">
          <table:table-cell office:value-type="string">
            <text:p>INTERVALE AV 25</text:p>
          </table:table-cell>
          <table:table-cell office:value-type="string">
            <text:p>Intervale Av</text:p>
          </table:table-cell>
        </table:table-row>
        <table:table-row table:style-name="ro2">
          <table:table-cell office:value-type="string">
            <text:p>INWOOD-207 ST A</text:p>
          </table:table-cell>
          <table:table-cell office:value-type="string">
            <text:p>Inwood - 207th St</text:p>
          </table:table-cell>
        </table:table-row>
        <table:table-row table:style-name="ro1">
          <table:table-cell office:value-type="string">
            <text:p>JACKSON AV 25</text:p>
          </table:table-cell>
          <table:table-cell office:value-type="string">
            <text:p>Jackson Av</text:p>
          </table:table-cell>
        </table:table-row>
        <table:table-row table:style-name="ro1">
          <table:table-cell office:value-type="string">
            <text:p>JAMAICA 179 ST F</text:p>
          </table:table-cell>
          <table:table-cell office:value-type="string">
            <text:p>Jamaica-179th St</text:p>
          </table:table-cell>
        </table:table-row>
        <table:table-row table:style-name="ro1">
          <table:table-cell office:value-type="string">
            <text:p>JAMAICA CENTER EJZ</text:p>
          </table:table-cell>
          <table:table-cell office:value-type="string">
            <text:p>Parsons Blvd-Archer Av - Jamaica Center</text:p>
          </table:table-cell>
        </table:table-row>
        <table:table-row table:style-name="ro2">
          <table:table-cell office:value-type="string">
            <text:p>JAMAICA VAN WK E</text:p>
          </table:table-cell>
          <table:table-cell office:value-type="string">
            <text:p>Jamaica-Van Wyck</text:p>
          </table:table-cell>
        </table:table-row>
        <table:table-row table:style-name="ro1">
          <table:table-cell office:value-type="string">
            <text:p>JAY ST-METROTEC ACF</text:p>
          </table:table-cell>
          <table:table-cell office:value-type="string">
            <text:p>Jay St - Borough Hall</text:p>
          </table:table-cell>
        </table:table-row>
        <table:table-row table:style-name="ro1">
          <table:table-cell office:value-type="string">
            <text:p>JAY ST-METROTEC R</text:p>
          </table:table-cell>
          <table:table-cell office:value-type="string">
            <text:p>Jay St - Borough Hall</text:p>
          </table:table-cell>
        </table:table-row>
        <table:table-row table:style-name="ro1">
          <table:table-cell office:value-type="string">
            <text:p>JEFFERSON ST L</text:p>
          </table:table-cell>
          <table:table-cell office:value-type="string">
            <text:p>Jefferson St</text:p>
          </table:table-cell>
        </table:table-row>
        <table:table-row table:style-name="ro1">
          <table:table-cell office:value-type="string">
            <text:p>JKSN HT-ROOSVLT EFMR7</text:p>
          </table:table-cell>
          <table:table-cell office:value-type="string">
            <text:p>Jackson Heights-Roosevelt Ave</text:p>
          </table:table-cell>
        </table:table-row>
        <table:table-row table:style-name="ro1">
          <table:table-cell office:value-type="string">
            <text:p>JUNCTION BLVD 7</text:p>
          </table:table-cell>
          <table:table-cell office:value-type="string">
            <text:p>Junction Blvd</text:p>
          </table:table-cell>
        </table:table-row>
        <table:table-row table:style-name="ro1">
          <table:table-cell office:value-type="string">
            <text:p>JUNIUS ST 3</text:p>
          </table:table-cell>
          <table:table-cell office:value-type="string">
            <text:p>Junius St</text:p>
          </table:table-cell>
        </table:table-row>
        <table:table-row table:style-name="ro1">
          <table:table-cell office:value-type="string">
            <text:p>KEW GARDENS EF</text:p>
          </table:table-cell>
          <table:table-cell office:value-type="string">
            <text:p>Kew Gardens-Union Turnpike</text:p>
          </table:table-cell>
        </table:table-row>
        <table:table-row table:style-name="ro1">
          <table:table-cell office:value-type="string">
            <text:p>KINGS HWY BQ</text:p>
          </table:table-cell>
          <table:table-cell office:value-type="string">
            <text:p>Kings Highway</text:p>
          </table:table-cell>
        </table:table-row>
        <table:table-row table:style-name="ro1">
          <table:table-cell office:value-type="string">
            <text:p>KINGS HWY F</text:p>
          </table:table-cell>
          <table:table-cell office:value-type="string">
            <text:p>Kings Highway</text:p>
          </table:table-cell>
        </table:table-row>
        <table:table-row table:style-name="ro1">
          <table:table-cell office:value-type="string">
            <text:p>KINGS HWY N</text:p>
          </table:table-cell>
          <table:table-cell office:value-type="string">
            <text:p>Kings Highway</text:p>
          </table:table-cell>
        </table:table-row>
        <table:table-row table:style-name="ro2">
          <table:table-cell office:value-type="string">
            <text:p>KINGSBRIDGE RD 4</text:p>
          </table:table-cell>
          <table:table-cell office:value-type="string">
            <text:p>Kingsbridge Rd</text:p>
          </table:table-cell>
        </table:table-row>
        <table:table-row table:style-name="ro2">
          <table:table-cell office:value-type="string">
            <text:p>KINGSBRIDGE RD BD</text:p>
          </table:table-cell>
          <table:table-cell office:value-type="string">
            <text:p>Kingsbridge Rd</text:p>
          </table:table-cell>
        </table:table-row>
        <table:table-row table:style-name="ro1">
          <table:table-cell office:value-type="string">
            <text:p>KINGSTON AV 3</text:p>
          </table:table-cell>
          <table:table-cell office:value-type="string">
            <text:p>Kingston Av</text:p>
          </table:table-cell>
        </table:table-row>
        <table:table-row table:style-name="ro2">
          <table:table-cell office:value-type="string">
            <text:p>KINGSTON-THROOP C</text:p>
          </table:table-cell>
          <table:table-cell office:value-type="string">
            <text:p>Kingston-Throop</text:p>
          </table:table-cell>
        </table:table-row>
        <table:table-row table:style-name="ro1">
          <table:table-cell office:value-type="string">
            <text:p>KNICKERBOCKER M</text:p>
          </table:table-cell>
          <table:table-cell office:value-type="string">
            <text:p>Knickerbocker Av</text:p>
          </table:table-cell>
        </table:table-row>
        <table:table-row table:style-name="ro1">
          <table:table-cell office:value-type="string">
            <text:p>KOSCIUSZKO ST J</text:p>
          </table:table-cell>
          <table:table-cell office:value-type="string">
            <text:p>Kosciusko St</text:p>
          </table:table-cell>
        </table:table-row>
        <table:table-row table:style-name="ro1">
          <table:table-cell office:value-type="string">
            <text:p>LAFAYETTE AV C</text:p>
          </table:table-cell>
          <table:table-cell office:value-type="string">
            <text:p>Lafayette Av</text:p>
          </table:table-cell>
        </table:table-row>
        <table:table-row table:style-name="ro1">
          <table:table-cell office:value-type="string">
            <text:p>LEXINGTON AV/53 EM6</text:p>
          </table:table-cell>
          <table:table-cell office:value-type="string">
            <text:p>Lexington Av-53rd St</text:p>
          </table:table-cell>
        </table:table-row>
        <table:table-row table:style-name="ro1">
          <table:table-cell office:value-type="string">
            <text:p>LEXINGTON AV/63 F</text:p>
          </table:table-cell>
          <table:table-cell office:value-type="string">
            <text:p>Lexington Av</text:p>
          </table:table-cell>
        </table:table-row>
        <table:table-row table:style-name="ro1">
          <table:table-cell office:value-type="string">
            <text:p>LIBERTY AV C</text:p>
          </table:table-cell>
          <table:table-cell office:value-type="string">
            <text:p>Liberty Av</text:p>
          </table:table-cell>
        </table:table-row>
        <table:table-row table:style-name="ro1">
          <table:table-cell office:value-type="string">
            <text:p>LIVONIA AV L</text:p>
          </table:table-cell>
          <table:table-cell office:value-type="string">
            <text:p>Livonia Av</text:p>
          </table:table-cell>
        </table:table-row>
        <table:table-row table:style-name="ro1">
          <table:table-cell office:value-type="string">
            <text:p>LONGWOOD AV 6</text:p>
          </table:table-cell>
          <table:table-cell office:value-type="string">
            <text:p>Longwood Av</text:p>
          </table:table-cell>
        </table:table-row>
        <table:table-row table:style-name="ro2">
          <table:table-cell office:value-type="string">
            <text:p>LORIMER ST JM</text:p>
          </table:table-cell>
          <table:table-cell office:value-type="string">
            <text:p>Lorimer St</text:p>
          </table:table-cell>
        </table:table-row>
        <table:table-row table:style-name="ro2">
          <table:table-cell office:value-type="string">
            <text:p>LORIMER ST LG</text:p>
          </table:table-cell>
          <table:table-cell office:value-type="string">
            <text:p>Lorimer St</text:p>
          </table:table-cell>
        </table:table-row>
        <table:table-row table:style-name="ro1">
          <table:table-cell office:value-type="string">
            <text:p>MARBLE HILL-225 1</text:p>
          </table:table-cell>
          <table:table-cell office:value-type="string">
            <text:p>Marble Hill-225th St</text:p>
          </table:table-cell>
        </table:table-row>
        <table:table-row table:style-name="ro1">
          <table:table-cell office:value-type="string">
            <text:p>MARCY AV JMZ</text:p>
          </table:table-cell>
          <table:table-cell office:value-type="string">
            <text:p>Marcy Av</text:p>
          </table:table-cell>
        </table:table-row>
        <table:table-row table:style-name="ro1">
          <table:table-cell office:value-type="string">
            <text:p>METROPOLITAN AV GL</text:p>
          </table:table-cell>
          <table:table-cell office:value-type="string">
            <text:p>Metropolitan Av</text:p>
          </table:table-cell>
        </table:table-row>
        <table:table-row table:style-name="ro1">
          <table:table-cell office:value-type="string">
            <text:p>METROPOLITAN AV M</text:p>
          </table:table-cell>
          <table:table-cell office:value-type="string">
            <text:p>Metropolitan Av</text:p>
          </table:table-cell>
        </table:table-row>
        <table:table-row table:style-name="ro1">
          <table:table-cell office:value-type="string">
            <text:p>METS-WILLETS PT 7</text:p>
          </table:table-cell>
          <table:table-cell office:value-type="string">
            <text:p>Mets - Willets Point</text:p>
          </table:table-cell>
        </table:table-row>
        <table:table-row table:style-name="ro1">
          <table:table-cell office:value-type="string">
            <text:p>MIDDLETOWN RD 6</text:p>
          </table:table-cell>
          <table:table-cell office:value-type="string">
            <text:p>Middletown Rd</text:p>
          </table:table-cell>
        </table:table-row>
        <table:table-row table:style-name="ro1">
          <table:table-cell office:value-type="string">
            <text:p>MONTROSE AV L</text:p>
          </table:table-cell>
          <table:table-cell office:value-type="string">
            <text:p>Montrose Av</text:p>
          </table:table-cell>
        </table:table-row>
        <table:table-row table:style-name="ro1">
          <table:table-cell office:value-type="string">
            <text:p>MORGAN AV L</text:p>
          </table:table-cell>
          <table:table-cell office:value-type="string">
            <text:p>Morgan Av</text:p>
          </table:table-cell>
        </table:table-row>
        <table:table-row table:style-name="ro2">
          <table:table-cell office:value-type="string">
            <text:p>MORISN AV/SNDVW 6</text:p>
          </table:table-cell>
          <table:table-cell office:value-type="string">
            <text:p>Morrison Av-Soundview Av</text:p>
          </table:table-cell>
        </table:table-row>
        <table:table-row table:style-name="ro1">
          <table:table-cell office:value-type="string">
            <text:p>MORRIS PARK 5</text:p>
          </table:table-cell>
          <table:table-cell office:value-type="string">
            <text:p>Morris Park</text:p>
          </table:table-cell>
        </table:table-row>
        <table:table-row table:style-name="ro2">
          <table:table-cell office:value-type="string">
            <text:p>MOSHOLU PKWY 4</text:p>
          </table:table-cell>
          <table:table-cell office:value-type="string">
            <text:p>Mosholu Parkway</text:p>
          </table:table-cell>
        </table:table-row>
        <table:table-row table:style-name="ro1">
          <table:table-cell office:value-type="string">
            <text:p>MT EDEN AV 4</text:p>
          </table:table-cell>
          <table:table-cell office:value-type="string">
            <text:p>Mt Eden Av</text:p>
          </table:table-cell>
        </table:table-row>
        <table:table-row table:style-name="ro1">
          <table:table-cell office:value-type="string">
            <text:p>MYRTLE AV JMZ</text:p>
          </table:table-cell>
          <table:table-cell office:value-type="string">
            <text:p>Myrtle Av</text:p>
          </table:table-cell>
        </table:table-row>
        <table:table-row table:style-name="ro2">
          <table:table-cell office:value-type="string">
            <text:p>MYRTLE-WILLOUGH G</text:p>
          </table:table-cell>
          <table:table-cell office:value-type="string">
            <text:p>Myrtle-Willoughby Avs</text:p>
          </table:table-cell>
        </table:table-row>
        <table:table-row table:style-name="ro1">
          <table:table-cell office:value-type="string">
            <text:p>MYRTLE-WYCKOFF LM</text:p>
          </table:table-cell>
          <table:table-cell office:value-type="string">
            <text:p>Myrtle Av</text:p>
          </table:table-cell>
        </table:table-row>
        <table:table-row table:style-name="ro1">
          <table:table-cell office:value-type="string">
            <text:p>NASSAU AV G</text:p>
          </table:table-cell>
          <table:table-cell office:value-type="string">
            <text:p>Nassau Av</text:p>
          </table:table-cell>
        </table:table-row>
        <table:table-row table:style-name="ro1">
          <table:table-cell office:value-type="string">
            <text:p>NECK RD BQ</text:p>
          </table:table-cell>
          <table:table-cell office:value-type="string">
            <text:p>Neck Rd</text:p>
          </table:table-cell>
        </table:table-row>
        <table:table-row table:style-name="ro2">
          <table:table-cell office:value-type="string">
            <text:p>NEPTUNE AV F</text:p>
          </table:table-cell>
          <table:table-cell office:value-type="string">
            <text:p>Neptune Av-Van Siclen</text:p>
          </table:table-cell>
        </table:table-row>
        <table:table-row table:style-name="ro1">
          <table:table-cell office:value-type="string">
            <text:p>NEREID AV 25</text:p>
          </table:table-cell>
          <table:table-cell office:value-type="string">
            <text:p>238th St-Nereid Av</text:p>
          </table:table-cell>
        </table:table-row>
        <table:table-row table:style-name="ro2">
          <table:table-cell office:value-type="string">
            <text:p>NEVINS ST 2345</text:p>
          </table:table-cell>
          <table:table-cell office:value-type="string">
            <text:p>Nevins St</text:p>
          </table:table-cell>
        </table:table-row>
        <table:table-row table:style-name="ro1">
          <table:table-cell office:value-type="string">
            <text:p>NEW LOTS AV 3</text:p>
          </table:table-cell>
          <table:table-cell office:value-type="string">
            <text:p>New Lots Av</text:p>
          </table:table-cell>
        </table:table-row>
        <table:table-row table:style-name="ro1">
          <table:table-cell office:value-type="string">
            <text:p>NEW LOTS L</text:p>
          </table:table-cell>
          <table:table-cell office:value-type="string">
            <text:p>New Lots Av</text:p>
          </table:table-cell>
        </table:table-row>
        <table:table-row table:style-name="ro1">
          <table:table-cell office:value-type="string">
            <text:p>NEW UTRECHT AV ND</text:p>
          </table:table-cell>
          <table:table-cell office:value-type="string">
            <text:p>New Utrecht Av</text:p>
          </table:table-cell>
        </table:table-row>
        <table:table-row table:style-name="ro2">
          <table:table-cell office:value-type="string">
            <text:p>NEWKIRK AV 25</text:p>
          </table:table-cell>
          <table:table-cell office:value-type="string">
            <text:p>Newkirk Av</text:p>
          </table:table-cell>
        </table:table-row>
        <table:table-row table:style-name="ro2">
          <table:table-cell office:value-type="string">
            <text:p>NEWKIRK PLAZA BQ</text:p>
          </table:table-cell>
          <table:table-cell office:value-type="string">
            <text:p>Newkirk Av</text:p>
          </table:table-cell>
        </table:table-row>
        <table:table-row table:style-name="ro1">
          <table:table-cell office:value-type="string">
            <text:p>NORTHERN BLVD MR</text:p>
          </table:table-cell>
          <table:table-cell office:value-type="string">
            <text:p>Northern Blvd</text:p>
          </table:table-cell>
        </table:table-row>
        <table:table-row table:style-name="ro1">
          <table:table-cell office:value-type="string">
            <text:p>NORWOOD 205 ST D</text:p>
          </table:table-cell>
          <table:table-cell office:value-type="string">
            <text:p>Norwood-205th St</text:p>
          </table:table-cell>
        </table:table-row>
        <table:table-row table:style-name="ro1">
          <table:table-cell office:value-type="string">
            <text:p>NORWOOD AV JZ</text:p>
          </table:table-cell>
          <table:table-cell office:value-type="string">
            <text:p>Norwood Av</text:p>
          </table:table-cell>
        </table:table-row>
        <table:table-row table:style-name="ro2">
          <table:table-cell office:value-type="string">
            <text:p>NOSTRAND AV 3</text:p>
          </table:table-cell>
          <table:table-cell office:value-type="string">
            <text:p>Nostrand Av</text:p>
          </table:table-cell>
        </table:table-row>
        <table:table-row table:style-name="ro2">
          <table:table-cell office:value-type="string">
            <text:p>NOSTRAND AV AC</text:p>
          </table:table-cell>
          <table:table-cell office:value-type="string">
            <text:p>Nostrand Av</text:p>
          </table:table-cell>
        </table:table-row>
        <table:table-row table:style-name="ro1">
          <table:table-cell office:value-type="string">
            <text:p>OCEAN PKWY Q</text:p>
          </table:table-cell>
          <table:table-cell office:value-type="string">
            <text:p>Ocean Parkway</text:p>
          </table:table-cell>
        </table:table-row>
        <table:table-row table:style-name="ro1">
          <table:table-cell office:value-type="string">
            <text:p>PARK PLACE 23ACE</text:p>
          </table:table-cell>
          <table:table-cell office:value-type="string">
            <text:p>Park Place</text:p>
          </table:table-cell>
        </table:table-row>
        <table:table-row table:style-name="ro1">
          <table:table-cell office:value-type="string">
            <text:p>PARK PLACE S</text:p>
          </table:table-cell>
          <table:table-cell office:value-type="string">
            <text:p>Park Place</text:p>
          </table:table-cell>
        </table:table-row>
        <table:table-row table:style-name="ro2">
          <table:table-cell office:value-type="string">
            <text:p>PARKCHESTER 6</text:p>
          </table:table-cell>
          <table:table-cell office:value-type="string">
            <text:p>Parkchester-East 177th St</text:p>
          </table:table-cell>
        </table:table-row>
        <table:table-row table:style-name="ro1">
          <table:table-cell office:value-type="string">
            <text:p>PARKSIDE AV BQ</text:p>
          </table:table-cell>
          <table:table-cell office:value-type="string">
            <text:p>Parkside Av</text:p>
          </table:table-cell>
        </table:table-row>
        <table:table-row table:style-name="ro1">
          <table:table-cell office:value-type="string">
            <text:p>PARSONS BLVD F</text:p>
          </table:table-cell>
          <table:table-cell office:value-type="string">
            <text:p>Parsons Blvd</text:p>
          </table:table-cell>
        </table:table-row>
        <table:table-row table:style-name="ro1">
          <table:table-cell office:value-type="string">
            <text:p>PELHAM BAY PARK 6</text:p>
          </table:table-cell>
          <table:table-cell office:value-type="string">
            <text:p>Pelham Bay Park</text:p>
          </table:table-cell>
        </table:table-row>
        <table:table-row table:style-name="ro1">
          <table:table-cell office:value-type="string">
            <text:p>PELHAM PKWY 25</text:p>
          </table:table-cell>
          <table:table-cell office:value-type="string">
            <text:p>Pelham Parkway</text:p>
          </table:table-cell>
        </table:table-row>
        <table:table-row table:style-name="ro1">
          <table:table-cell office:value-type="string">
            <text:p>PELHAM PKWY 5</text:p>
          </table:table-cell>
          <table:table-cell office:value-type="string">
            <text:p>Pelham Parkway</text:p>
          </table:table-cell>
        </table:table-row>
        <table:table-row table:style-name="ro1">
          <table:table-cell office:value-type="string">
            <text:p>PENNSYLVANIA AV 3</text:p>
          </table:table-cell>
          <table:table-cell office:value-type="string">
            <text:p>Pennsylvania Av</text:p>
          </table:table-cell>
        </table:table-row>
        <table:table-row table:style-name="ro1">
          <table:table-cell office:value-type="string">
            <text:p>PRESIDENT ST 25</text:p>
          </table:table-cell>
          <table:table-cell office:value-type="string">
            <text:p>President St</text:p>
          </table:table-cell>
        </table:table-row>
        <table:table-row table:style-name="ro1">
          <table:table-cell office:value-type="string">
            <text:p>PRINCE ST NRW</text:p>
          </table:table-cell>
          <table:table-cell office:value-type="string">
            <text:p>Prince St</text:p>
          </table:table-cell>
        </table:table-row>
        <table:table-row table:style-name="ro1">
          <table:table-cell office:value-type="string">
            <text:p>PROSPECT AV 25</text:p>
          </table:table-cell>
          <table:table-cell office:value-type="string">
            <text:p>Prospect Av</text:p>
          </table:table-cell>
        </table:table-row>
        <table:table-row table:style-name="ro1">
          <table:table-cell office:value-type="string">
            <text:p>PROSPECT AV R</text:p>
          </table:table-cell>
          <table:table-cell office:value-type="string">
            <text:p>Prospect Av</text:p>
          </table:table-cell>
        </table:table-row>
        <table:table-row table:style-name="ro1">
          <table:table-cell office:value-type="string">
            <text:p>PROSPECT PARK BQS</text:p>
          </table:table-cell>
          <table:table-cell office:value-type="string">
            <text:p>Prospect Park</text:p>
          </table:table-cell>
        </table:table-row>
        <table:table-row table:style-name="ro1">
          <table:table-cell office:value-type="string">
            <text:p>QUEENS PLAZA EMR</text:p>
          </table:table-cell>
          <table:table-cell office:value-type="string">
            <text:p>Queens Plaza</text:p>
          </table:table-cell>
        </table:table-row>
        <table:table-row table:style-name="ro2">
          <table:table-cell office:value-type="string">
            <text:p>QUEENSBORO PLZ 7NQW</text:p>
          </table:table-cell>
          <table:table-cell office:value-type="string">
            <text:p>Queensboro Plaza</text:p>
          </table:table-cell>
        </table:table-row>
        <table:table-row table:style-name="ro1">
          <table:table-cell office:value-type="string">
            <text:p>RALPH AV C</text:p>
          </table:table-cell>
          <table:table-cell office:value-type="string">
            <text:p>Ralph Av</text:p>
          </table:table-cell>
        </table:table-row>
        <table:table-row table:style-name="ro1">
          <table:table-cell office:value-type="string">
            <text:p>RECTOR ST 1</text:p>
          </table:table-cell>
          <table:table-cell office:value-type="string">
            <text:p>Rector St</text:p>
          </table:table-cell>
        </table:table-row>
        <table:table-row table:style-name="ro1">
          <table:table-cell office:value-type="string">
            <text:p>RECTOR ST NRW</text:p>
          </table:table-cell>
          <table:table-cell office:value-type="string">
            <text:p>Rector St</text:p>
          </table:table-cell>
        </table:table-row>
        <table:table-row table:style-name="ro1">
          <table:table-cell office:value-type="string">
            <text:p>ROCKAWAY AV 3</text:p>
          </table:table-cell>
          <table:table-cell office:value-type="string">
            <text:p>Rockaway Av</text:p>
          </table:table-cell>
        </table:table-row>
        <table:table-row table:style-name="ro1">
          <table:table-cell office:value-type="string">
            <text:p>ROCKAWAY AV C</text:p>
          </table:table-cell>
          <table:table-cell office:value-type="string">
            <text:p>Rockaway Av</text:p>
          </table:table-cell>
        </table:table-row>
        <table:table-row table:style-name="ro1">
          <table:table-cell office:value-type="string">
            <text:p>ROCKAWAY BLVD A</text:p>
          </table:table-cell>
          <table:table-cell office:value-type="string">
            <text:p>Rockaway Blvd</text:p>
          </table:table-cell>
        </table:table-row>
        <table:table-row table:style-name="ro1">
          <table:table-cell office:value-type="string">
            <text:p>ROCKAWAY PARK B AS</text:p>
          </table:table-cell>
          <table:table-cell office:value-type="string">
            <text:p>Rockaway Park-Beach 116th</text:p>
          </table:table-cell>
        </table:table-row>
        <table:table-row table:style-name="ro1">
          <table:table-cell office:value-type="string">
            <text:p>ROOSEVELT ISLND F</text:p>
          </table:table-cell>
          <table:table-cell office:value-type="string">
            <text:p>Roosevelt Island</text:p>
          </table:table-cell>
        </table:table-row>
        <table:table-row table:style-name="ro1">
          <table:table-cell office:value-type="string">
            <text:p>SARATOGA AV 3</text:p>
          </table:table-cell>
          <table:table-cell office:value-type="string">
            <text:p>Saratoga Av</text:p>
          </table:table-cell>
        </table:table-row>
        <table:table-row table:style-name="ro1">
          <table:table-cell office:value-type="string">
            <text:p>SENECA AVE M</text:p>
          </table:table-cell>
          <table:table-cell office:value-type="string">
            <text:p>Seneca Av</text:p>
          </table:table-cell>
        </table:table-row>
        <table:table-row table:style-name="ro1">
          <table:table-cell office:value-type="string">
            <text:p>SHEEPSHEAD BAY BQ</text:p>
          </table:table-cell>
          <table:table-cell office:value-type="string">
            <text:p>Sheepshead Bay</text:p>
          </table:table-cell>
        </table:table-row>
        <table:table-row table:style-name="ro1">
          <table:table-cell office:value-type="string">
            <text:p>SHEPHERD AV C</text:p>
          </table:table-cell>
          <table:table-cell office:value-type="string">
            <text:p>Shepherd Av</text:p>
          </table:table-cell>
        </table:table-row>
        <table:table-row table:style-name="ro1">
          <table:table-cell office:value-type="string">
            <text:p>SIMPSON ST 25</text:p>
          </table:table-cell>
          <table:table-cell office:value-type="string">
            <text:p>Simpson St</text:p>
          </table:table-cell>
        </table:table-row>
        <table:table-row table:style-name="ro1">
          <table:table-cell office:value-type="string">
            <text:p>SMITH-9 ST FG</text:p>
          </table:table-cell>
          <table:table-cell office:value-type="string">
            <text:p>Smith-9th St</text:p>
          </table:table-cell>
        </table:table-row>
        <table:table-row table:style-name="ro1">
          <table:table-cell office:value-type="string">
            <text:p>SOUTH FERRY 1RW</text:p>
          </table:table-cell>
          <table:table-cell office:value-type="string">
            <text:p>South Ferry</text:p>
          </table:table-cell>
        </table:table-row>
        <table:table-row table:style-name="ro1">
          <table:table-cell office:value-type="string">
            <text:p>SPRING ST 6</text:p>
          </table:table-cell>
          <table:table-cell office:value-type="string">
            <text:p>Spring St</text:p>
          </table:table-cell>
        </table:table-row>
        <table:table-row table:style-name="ro1">
          <table:table-cell office:value-type="string">
            <text:p>SPRING ST CE</text:p>
          </table:table-cell>
          <table:table-cell office:value-type="string">
            <text:p>Spring St</text:p>
          </table:table-cell>
        </table:table-row>
        <table:table-row table:style-name="ro1">
          <table:table-cell office:value-type="string">
            <text:p>ST LAWRENCE AV 6</text:p>
          </table:table-cell>
          <table:table-cell office:value-type="string">
            <text:p>St Lawrence Av</text:p>
          </table:table-cell>
        </table:table-row>
        <table:table-row table:style-name="ro1">
          <table:table-cell office:value-type="string">
            <text:p>STEINWAY ST MR</text:p>
          </table:table-cell>
          <table:table-cell office:value-type="string">
            <text:p>Steinway St</text:p>
          </table:table-cell>
        </table:table-row>
        <table:table-row table:style-name="ro1">
          <table:table-cell office:value-type="string">
            <text:p>STERLING ST 25</text:p>
          </table:table-cell>
          <table:table-cell office:value-type="string">
            <text:p>Sterling St</text:p>
          </table:table-cell>
        </table:table-row>
        <table:table-row table:style-name="ro2">
          <table:table-cell office:value-type="string">
            <text:p>SUTPHIN BLVD F</text:p>
          </table:table-cell>
          <table:table-cell office:value-type="string">
            <text:p>Sutphin Blvd</text:p>
          </table:table-cell>
        </table:table-row>
        <table:table-row table:style-name="ro2">
          <table:table-cell office:value-type="string">
            <text:p>SUTPHIN-ARCHER EJZ</text:p>
          </table:table-cell>
          <table:table-cell office:value-type="string">
            <text:p>Sutphin Blvd-Archer Av - JFK</text:p>
          </table:table-cell>
        </table:table-row>
        <table:table-row table:style-name="ro1">
          <table:table-cell office:value-type="string">
            <text:p>SUTTER AV L</text:p>
          </table:table-cell>
          <table:table-cell office:value-type="string">
            <text:p>Sutter Av</text:p>
          </table:table-cell>
        </table:table-row>
        <table:table-row table:style-name="ro1">
          <table:table-cell office:value-type="string">
            <text:p>SUTTER AV-RUTLD 3</text:p>
          </table:table-cell>
          <table:table-cell office:value-type="string">
            <text:p>Sutter Av</text:p>
          </table:table-cell>
        </table:table-row>
        <table:table-row table:style-name="ro1">
          <table:table-cell office:value-type="string">
            <text:p>TIMES SQ-42 ST 1237ACENQRS</text:p>
          </table:table-cell>
          <table:table-cell office:value-type="string">
            <text:p>Times Square</text:p>
          </table:table-cell>
        </table:table-row>
        <table:table-row table:style-name="ro1">
          <table:table-cell office:value-type="string">
            <text:p>TIMES SQ-42 ST 1237ACENQRSW</text:p>
          </table:table-cell>
          <table:table-cell office:value-type="string">
            <text:p>Times Square</text:p>
          </table:table-cell>
        </table:table-row>
        <table:table-row table:style-name="ro1">
          <table:table-cell office:value-type="string">
            <text:p>TIMES SQ-42 ST ACENQRS1237W</text:p>
          </table:table-cell>
          <table:table-cell office:value-type="string">
            <text:p>Times Square-42nd St</text:p>
          </table:table-cell>
        </table:table-row>
        <table:table-row table:style-name="ro1">
          <table:table-cell office:value-type="string">
            <text:p>TREMONT AV BD</text:p>
          </table:table-cell>
          <table:table-cell office:value-type="string">
            <text:p>Tremont Av</text:p>
          </table:table-cell>
        </table:table-row>
        <table:table-row table:style-name="ro1">
          <table:table-cell office:value-type="string">
            <text:p>UNION ST R</text:p>
          </table:table-cell>
          <table:table-cell office:value-type="string">
            <text:p>Union St</text:p>
          </table:table-cell>
        </table:table-row>
        <table:table-row table:style-name="ro1">
          <table:table-cell office:value-type="string">
            <text:p>UTICA AV AC</text:p>
          </table:table-cell>
          <table:table-cell office:value-type="string">
            <text:p>Utica Av</text:p>
          </table:table-cell>
        </table:table-row>
        <table:table-row table:style-name="ro2">
          <table:table-cell office:value-type="string">
            <text:p>V.CORTLANDT PK 1</text:p>
          </table:table-cell>
          <table:table-cell office:value-type="string">
            <text:p>Van Cortlandt Park-242nd St</text:p>
          </table:table-cell>
        </table:table-row>
        <table:table-row table:style-name="ro2">
          <table:table-cell office:value-type="string">
            <text:p>VAN SICLEN AV 3</text:p>
          </table:table-cell>
          <table:table-cell office:value-type="string">
            <text:p>Van Siclen Av</text:p>
          </table:table-cell>
        </table:table-row>
        <table:table-row table:style-name="ro2">
          <table:table-cell office:value-type="string">
            <text:p>VAN SICLEN AV JZ</text:p>
          </table:table-cell>
          <table:table-cell office:value-type="string">
            <text:p>Van Siclen Av</text:p>
          </table:table-cell>
        </table:table-row>
        <table:table-row table:style-name="ro2">
          <table:table-cell office:value-type="string">
            <text:p>VAN SICLEN AVE C</text:p>
          </table:table-cell>
          <table:table-cell office:value-type="string">
            <text:p>Van Siclen Av</text:p>
          </table:table-cell>
        </table:table-row>
        <table:table-row table:style-name="ro1">
          <table:table-cell office:value-type="string">
            <text:p>VERNON-JACKSON 7</text:p>
          </table:table-cell>
          <table:table-cell office:value-type="string">
            <text:p>Vernon Blvd-Jackson Av</text:p>
          </table:table-cell>
        </table:table-row>
        <table:table-row table:style-name="ro1">
          <table:table-cell office:value-type="string">
            <text:p>W 4 ST-WASH SQ ABCDEFM</text:p>
          </table:table-cell>
          <table:table-cell office:value-type="string">
            <text:p>West 4th St</text:p>
          </table:table-cell>
        </table:table-row>
        <table:table-row table:style-name="ro1">
          <table:table-cell office:value-type="string">
            <text:p>W 8 ST-AQUARIUM FQ</text:p>
          </table:table-cell>
          <table:table-cell office:value-type="string">
            <text:p>West 8th St</text:p>
          </table:table-cell>
        </table:table-row>
        <table:table-row table:style-name="ro1">
          <table:table-cell office:value-type="string">
            <text:p>WAKEFIELD/241 2</text:p>
          </table:table-cell>
          <table:table-cell office:value-type="string">
            <text:p>Wakefield-241st St</text:p>
          </table:table-cell>
        </table:table-row>
        <table:table-row table:style-name="ro1">
          <table:table-cell office:value-type="string">
            <text:p>WALL ST 23</text:p>
          </table:table-cell>
          <table:table-cell office:value-type="string">
            <text:p>Wall St</text:p>
          </table:table-cell>
        </table:table-row>
        <table:table-row table:style-name="ro1">
          <table:table-cell office:value-type="string">
            <text:p>WALL ST 45</text:p>
          </table:table-cell>
          <table:table-cell office:value-type="string">
            <text:p>Wall St</text:p>
          </table:table-cell>
        </table:table-row>
        <table:table-row table:style-name="ro1">
          <table:table-cell office:value-type="string">
            <text:p>WEST FARMS SQ 25</text:p>
          </table:table-cell>
          <table:table-cell office:value-type="string">
            <text:p>East Tremont Av-West Farms Sq</text:p>
          </table:table-cell>
        </table:table-row>
        <table:table-row table:style-name="ro2">
          <table:table-cell office:value-type="string">
            <text:p>WESTCHESTER SQ 6</text:p>
          </table:table-cell>
          <table:table-cell office:value-type="string">
            <text:p>Westchester Square-East Tremont Av</text:p>
          </table:table-cell>
        </table:table-row>
        <table:table-row table:style-name="ro1">
          <table:table-cell office:value-type="string">
            <text:p>WHITEHALL S-FRY R1W</text:p>
          </table:table-cell>
          <table:table-cell office:value-type="string">
            <text:p>Whitehall St</text:p>
          </table:table-cell>
        </table:table-row>
        <table:table-row table:style-name="ro1">
          <table:table-cell office:value-type="string">
            <text:p>WHITLOCK AV 6</text:p>
          </table:table-cell>
          <table:table-cell office:value-type="string">
            <text:p>Whitlock Av</text:p>
          </table:table-cell>
        </table:table-row>
        <table:table-row table:style-name="ro1">
          <table:table-cell office:value-type="string">
            <text:p>WILSON AV L</text:p>
          </table:table-cell>
          <table:table-cell office:value-type="string">
            <text:p>Wilson Av</text:p>
          </table:table-cell>
        </table:table-row>
        <table:table-row table:style-name="ro1">
          <table:table-cell office:value-type="string">
            <text:p>WINTHROP ST 25</text:p>
          </table:table-cell>
          <table:table-cell office:value-type="string">
            <text:p>Winthrop St</text:p>
          </table:table-cell>
        </table:table-row>
        <table:table-row table:style-name="ro2">
          <table:table-cell office:value-type="string">
            <text:p>WOODHAVEN BLVD JZ</text:p>
          </table:table-cell>
          <table:table-cell office:value-type="string">
            <text:p>Woodhaven Blvd</text:p>
          </table:table-cell>
        </table:table-row>
        <table:table-row table:style-name="ro2">
          <table:table-cell office:value-type="string">
            <text:p>WOODHAVEN BLVD MR</text:p>
          </table:table-cell>
          <table:table-cell office:value-type="string">
            <text:p>Woodhaven Blvd</text:p>
          </table:table-cell>
        </table:table-row>
        <table:table-row table:style-name="ro1">
          <table:table-cell office:value-type="string">
            <text:p>WOODLAWN 4</text:p>
          </table:table-cell>
          <table:table-cell office:value-type="string">
            <text:p>Woodlawn</text:p>
          </table:table-cell>
        </table:table-row>
        <table:table-row table:style-name="ro1">
          <table:table-cell office:value-type="string">
            <text:p>WORLD TRADE CTR ACE23</text:p>
          </table:table-cell>
          <table:table-cell office:value-type="string">
            <text:p>World Trade Center</text:p>
          </table:table-cell>
        </table:table-row>
        <table:table-row table:style-name="ro1">
          <table:table-cell office:value-type="string">
            <text:p>YORK ST F</text:p>
          </table:table-cell>
          <table:table-cell office:value-type="string">
            <text:p>York St</text:p>
          </table:table-cell>
        </table:table-row>
        <table:table-row table:style-name="ro2">
          <table:table-cell office:value-type="string">
            <text:p>ZEREGA AV 6</text:p>
          </table:table-cell>
          <table:table-cell office:value-type="string">
            <text:p>Zerega Av</text:p>
          </table:table-cell>
        </table:table-row>
      </table:table>
      <table:table table:name="Missing" table:style-name="ta1" table:print="false">
        <table:table-column table:style-name="co4" table:default-cell-style-name="Default"/>
        <table:table-row table:style-name="ro1">
          <table:table-cell office:value-type="string">
            <text:p>CITY / BUS 1</text:p>
          </table:table-cell>
        </table:table-row>
        <table:table-row table:style-name="ro1">
          <table:table-cell office:value-type="string">
            <text:p>COURT SQ 7</text:p>
          </table:table-cell>
        </table:table-row>
        <table:table-row table:style-name="ro1">
          <table:table-cell office:value-type="string">
            <text:p>EXCHANGE PLACE 1</text:p>
          </table:table-cell>
        </table:table-row>
        <table:table-row table:style-name="ro1">
          <table:table-cell office:value-type="string">
            <text:p>GROVE STREET 1</text:p>
          </table:table-cell>
        </table:table-row>
        <table:table-row table:style-name="ro1">
          <table:table-cell office:value-type="string">
            <text:p>HARRISON 1</text:p>
          </table:table-cell>
        </table:table-row>
        <table:table-row table:style-name="ro1">
          <table:table-cell office:value-type="string">
            <text:p>JFK JAMAICA CT1 E</text:p>
          </table:table-cell>
        </table:table-row>
        <table:table-row table:style-name="ro1">
          <table:table-cell office:value-type="string">
            <text:p>JOURNAL SQUARE 1</text:p>
          </table:table-cell>
        </table:table-row>
        <table:table-row table:style-name="ro1">
          <table:table-cell office:value-type="string">
            <text:p>LACKAWANNA 1</text:p>
          </table:table-cell>
        </table:table-row>
        <table:table-row table:style-name="ro1">
          <table:table-cell office:value-type="string">
            <text:p>NEWARK BM BW 1</text:p>
          </table:table-cell>
        </table:table-row>
        <table:table-row table:style-name="ro1">
          <table:table-cell office:value-type="string">
            <text:p>NEWARK C 1</text:p>
          </table:table-cell>
        </table:table-row>
        <table:table-row table:style-name="ro1">
          <table:table-cell office:value-type="string">
            <text:p>NEWARK HM HE 1</text:p>
          </table:table-cell>
        </table:table-row>
        <table:table-row table:style-name="ro1">
          <table:table-cell office:value-type="string">
            <text:p>NEWARK HW BMEBE 1</text:p>
          </table:table-cell>
        </table:table-row>
        <table:table-row table:style-name="ro1">
          <table:table-cell office:value-type="string">
            <text:p>OZONE PK LEFFRT A</text:p>
          </table:table-cell>
        </table:table-row>
        <table:table-row table:style-name="ro1">
          <table:table-cell office:value-type="string">
            <text:p>PATH NEW WTC 1</text:p>
          </table:table-cell>
        </table:table-row>
        <table:table-row table:style-name="ro1">
          <table:table-cell office:value-type="string">
            <text:p>PATH WTC 2 1</text:p>
          </table:table-cell>
        </table:table-row>
        <table:table-row table:style-name="ro1">
          <table:table-cell office:value-type="string">
            <text:p>PAVONIA/NEWPORT 1</text:p>
          </table:table-cell>
        </table:table-row>
        <table:table-row table:style-name="ro1">
          <table:table-cell office:value-type="string">
            <text:p>RIT-MANHATTAN R</text:p>
          </table:table-cell>
        </table:table-row>
        <table:table-row table:style-name="ro1">
          <table:table-cell office:value-type="string">
            <text:p>RIT-ROOSEVELT R</text:p>
          </table:table-cell>
        </table:table-row>
        <table:table-row table:style-name="ro1">
          <table:table-cell office:value-type="string">
            <text:p>ST. GEORGE 1</text:p>
          </table:table-cell>
        </table:table-row>
        <table:table-row table:style-name="ro1">
          <table:table-cell office:value-type="string">
            <text:p>TOMPKINSVILLE 1</text:p>
          </table:table-cell>
        </table:table-row>
        <table:table-row table:style-name="ro1">
          <table:table-cell office:value-type="string">
            <text:p>TWENTY THIRD ST 1</text:p>
          </table:table-cell>
        </table:table-row>
        <table:table-row table:style-name="ro1">
          <table:table-cell office:value-type="string">
            <text:p>WTC-CORTLANDT 1</text:p>
          </table:table-cell>
        </table:table-row>
        <table:table-row table:style-name="ro1">
          <table:table-cell office:value-type="string">
            <text:p>THIRTY ST 1</text:p>
          </table:table-cell>
        </table:table-row>
        <table:table-row table:style-name="ro1">
          <table:table-cell office:value-type="string">
            <text:p>THIRTY THIRD ST 1</text:p>
          </table:table-cell>
        </table:table-row>
        <table:table-row table:style-name="ro1">
          <table:table-cell office:value-type="string">
            <text:p>72 ST-2 AVE Q</text:p>
          </table:table-cell>
        </table:table-row>
        <table:table-row table:style-name="ro1">
          <table:table-cell office:value-type="string">
            <text:p>86 ST-2 AVE Q</text:p>
          </table:table-cell>
        </table:table-row>
        <table:table-row table:style-name="ro1">
          <table:table-cell office:value-type="string">
            <text:p>96 ST-2 AVE Q</text:p>
          </table:table-cell>
        </table:table-row>
        <table:table-row table:style-name="ro1">
          <table:table-cell office:value-type="string">
            <text:p>9TH STREET 1</text:p>
          </table:table-cell>
        </table:table-row>
      </table:table>
      <table:database-ranges>
        <table:database-range table:target-range-address="Matches.A1:Matches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/04/2019</text:date>, <text:time>14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adya</meta:initial-creator>
    <meta:creation-date>2019-04-03T23:36:32</meta:creation-date>
    <dc:date>2019-04-04T14:45:27</dc:date>
    <dc:creator>Lukas Wadya</dc:creator>
    <meta:editing-duration>PT15H9M24S</meta:editing-duration>
    <meta:editing-cycles>7</meta:editing-cycles>
    <meta:generator>OpenOffice/4.1.2$Unix OpenOffice.org_project/412m3$Build-9782</meta:generator>
    <meta:document-statistic meta:table-count="2" meta:cell-count="942" meta:object-count="0"/>
    <meta:user-defined meta:name=""/>
  </office:meta>
</office:document-meta>
</file>